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49">
      <style:table-cell-properties style:vertical-align="automatic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50">
      <style:table-cell-properties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9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3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1" style:family="table-cell" style:parent-style-name="Default" style:data-style-name="N54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4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3" style:family="table-cell" style:parent-style-name="_21315__20998__20301_" style:data-style-name="N54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4" style:family="table-cell" style:parent-style-name="_21315__20998__20301_" style:data-style-name="N54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5" style:family="table-cell" style:parent-style-name="_21315__20998__20301_" style:data-style-name="N54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52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_21315__20998__20301_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2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_21315__20998__20301__91_0_93__96-09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54" style:family="table-cell" style:parent-style-name="Default" style:data-style-name="N51">
      <style:table-cell-properties fo:background-color="transparent"/>
      <style:text-properties style:font-name="Times New Roman" style:font-name-asian="Times New Roman" style:font-name-complex="Times New Roman"/>
    </style:style>
    <style:style style:name="ce55" style:family="table-cell" style:parent-style-name="Default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51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" style:data-style-name="N51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2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4" style:family="table-cell" style:parent-style-name="_19968__33324__32_4" style:data-style-name="N5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32_2" style:data-style-name="N5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32_4" style:data-style-name="N6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32_4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4" style:data-style-name="N59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58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19968__33324__32_4" style:data-style-name="N6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6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19968__33324__32_4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6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0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2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0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0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106" style:family="table-cell" style:parent-style-name="_21315__20998__20301__91_0_93__32_4" style:data-style-name="N63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07" style:family="table-cell" style:parent-style-name="_21315__20998__20301__91_0_93__32_4" style:data-style-name="N64">
      <style:table-cell-properties fo:border-top="thin solid #000000" fo:border-bottom="none" fo:border-left="thin solid #000000" fo:border-right="none" style:vertical-align="middle" fo:background-color="transparent"/>
    </style:style>
    <style:style style:name="ce108" style:family="table-cell" style:parent-style-name="_21315__20998__20301__91_0_93__32_4" style:data-style-name="N64">
      <style:table-cell-properties fo:border-top="thin solid #000000" fo:border-bottom="none" fo:border-left="none" fo:border-right="none" style:vertical-align="middle" fo:background-color="transparent"/>
    </style:style>
    <style:style style:name="ce109" style:family="table-cell" style:parent-style-name="_21315__20998__20301__91_0_93__32_4" style:data-style-name="N63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10" style:family="table-cell" style:parent-style-name="_21315__20998__20301__91_0_93__32_4" style:data-style-name="N65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1" style:family="table-cell" style:parent-style-name="_21315__20998__20301__91_0_93__32_4" style:data-style-name="N64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12" style:family="table-cell" style:parent-style-name="_21315__20998__20301__91_0_93__32_4" style:data-style-name="N6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3" style:family="table-cell" style:parent-style-name="_21315__20998__20301__91_0_93__32_4" style:data-style-name="N6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4" style:family="table-cell" style:parent-style-name="_21315__20998__20301__91_0_93__32_4" style:data-style-name="N63">
      <style:table-cell-properties fo:border-top="none" fo:border-bottom="thin solid #000000" fo:border-left="thin solid #000000" fo:border-right="none" style:vertical-align="middle" fo:background-color="transparent"/>
    </style:style>
    <style:style style:name="ce115" style:family="table-cell" style:parent-style-name="_19968__33324__32_4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_91_0_93__96-09" style:data-style-name="N6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8" style:family="table-cell" style:parent-style-name="_21315__20998__20301__32_2" style:data-style-name="N6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19" style:family="table-cell" style:parent-style-name="Default" style:data-style-name="N67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67">
      <style:text-properties style:font-name="Times New Roman" style:font-name-asian="Times New Roman" style:font-name-complex="Times New Roman"/>
    </style:style>
    <style:style style:name="ce122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_19968__33324__32_4" style:data-style-name="N4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6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1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34.9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6.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1.4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22.9pt" style:use-optimal-row-height="false" fo:break-before="auto"/>
    </style:style>
    <style:style style:name="ro19" style:family="table-row">
      <style:table-row-properties style:row-height="25.9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性比例等-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24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7"/>
          <table:table-cell table:number-columns-repeated="9" table:style-name="ce36"/>
          <table:table-cell office:value-type="string" table:style-name="ce35">
            <text:p><text:s text:c="10"/>單位：平方公里；個；戶；人</text:p>
          </table:table-cell>
          <table:table-cell table:style-name="ce34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33">
            <text:p><text:s/>年<text:s/>月 底 別</text:p>
          </table:table-cell>
          <table:table-cell office:value-type="string" table:style-name="ce3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32">
            <text:p>鄉鎮</text:p>
          </table:table-cell>
          <table:table-cell office:value-type="string" table:number-columns-spanned="1" table:number-rows-spanned="2" table:style-name="ce134">
            <text:p>村里數</text:p>
          </table:table-cell>
          <table:table-cell office:value-type="string" table:number-columns-spanned="1" table:number-rows-spanned="2" table:style-name="ce134">
            <text:p>鄰<text:span text:style-name="T3"><text:s text:c="2"/></text:span>數</text:p>
          </table:table-cell>
          <table:table-cell office:value-type="string" table:number-columns-spanned="1" table:number-rows-spanned="2" table:style-name="ce134">
            <text:p>戶<text:span text:style-name="T3"><text:s text:c="2"/></text:span>數</text:p>
          </table:table-cell>
          <table:table-cell office:value-type="string" table:number-columns-spanned="3" table:number-rows-spanned="1" table:style-name="ce134">
            <text:p>人　　口　　數</text:p>
          </table:table-cell>
          <table:covered-table-cell table:number-columns-repeated="2"/>
          <table:table-cell office:value-type="string" table:style-name="ce31">
            <text:p>性別比例<text:span text:style-name="T3"><text:s/>(<text:s/></text:span>每百</text:p>
          </table:table-cell>
          <table:table-cell office:value-type="string" table:style-name="ce30">
            <text:p>人口密度 ( 每平</text:p>
          </table:table-cell>
          <table:table-cell office:value-type="string" table:style-name="ce30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29">
            <text:p>( 平方公里 )</text:p>
          </table:table-cell>
          <table:table-cell office:value-type="string" table:style-name="ce28">
            <text:p>市區數</text:p>
          </table:table-cell>
          <table:covered-table-cell/>
          <table:covered-table-cell/>
          <table:covered-table-cell/>
          <table:table-cell office:value-type="string" table:style-name="ce27">
            <text:p>總<text:span text:style-name="T3"><text:s text:c="3"/></text:span>計</text:p>
          </table:table-cell>
          <table:table-cell office:value-type="string" table:style-name="ce27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女子所當男子數<text:span text:style-name="T3"><text:s/>)</text:span></text:p>
          </table:table-cell>
          <table:table-cell office:value-type="string" table:style-name="ce24">
            <text:p>方公里人口數 )</text:p>
          </table:table-cell>
          <table:table-cell office:value-type="string" table:style-name="ce24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71">
            <text:p>87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75">
            <text:p><text:s text:c="3"/>369</text:p>
          </table:table-cell>
          <table:table-cell office:value-type="float" office:value="7755" table:style-name="ce75">
            <text:p><text:s text:c="3"/>7,755</text:p>
          </table:table-cell>
          <table:table-cell office:value-type="float" office:value="143104" table:style-name="ce75">
            <text:p><text:s text:c="3"/>143,104</text:p>
          </table:table-cell>
          <table:table-cell office:value-type="float" office:value="6369768" table:style-name="ce76">
            <text:p><text:s text:c="3"/>6,369,768</text:p>
          </table:table-cell>
          <table:table-cell office:value-type="float" office:value="21928591" table:style-name="ce76">
            <text:p><text:s text:c="3"/>21,928,591</text:p>
          </table:table-cell>
          <table:table-cell office:value-type="float" office:value="11243408" table:style-name="ce75">
            <text:p><text:s text:c="3"/>11,243,408</text:p>
          </table:table-cell>
          <table:table-cell office:value-type="float" office:value="10685183" table:style-name="ce77">
            <text:p><text:s text:c="3"/>10,685,183</text:p>
          </table:table-cell>
          <table:table-cell office:value-type="float" office:value="105.22" table:style-name="ce78">
            <text:p><text:s text:c="3"/>105.22</text:p>
          </table:table-cell>
          <table:table-cell office:value-type="float" office:value="605.96" table:style-name="ce78">
            <text:p><text:s text:c="3"/>605.96</text:p>
          </table:table-cell>
          <table:table-cell office:value-type="float" office:value="3.44" table:style-name="ce79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88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80">
            <text:p><text:s text:c="3"/>369</text:p>
          </table:table-cell>
          <table:table-cell office:value-type="float" office:value="7755" table:style-name="ce80">
            <text:p><text:s text:c="3"/>7,755</text:p>
          </table:table-cell>
          <table:table-cell office:value-type="float" office:value="143471" table:style-name="ce80">
            <text:p><text:s text:c="3"/>143,471</text:p>
          </table:table-cell>
          <table:table-cell office:value-type="float" office:value="6532466" table:style-name="ce81">
            <text:p><text:s text:c="3"/>6,532,466</text:p>
          </table:table-cell>
          <table:table-cell office:value-type="float" office:value="22092387" table:style-name="ce76">
            <text:p><text:s text:c="3"/>22,092,387</text:p>
          </table:table-cell>
          <table:table-cell office:value-type="float" office:value="11312728" table:style-name="ce82">
            <text:p><text:s text:c="3"/>11,312,728</text:p>
          </table:table-cell>
          <table:table-cell office:value-type="float" office:value="10779659" table:style-name="ce83">
            <text:p><text:s text:c="3"/>10,779,659</text:p>
          </table:table-cell>
          <table:table-cell office:value-type="float" office:value="104.95" table:style-name="ce78">
            <text:p><text:s text:c="3"/>104.95</text:p>
          </table:table-cell>
          <table:table-cell office:value-type="float" office:value="610.49" table:style-name="ce78">
            <text:p><text:s text:c="3"/>610.49</text:p>
          </table:table-cell>
          <table:table-cell office:value-type="float" office:value="3.38" table:style-name="ce79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89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80">
            <text:p><text:s text:c="3"/>369</text:p>
          </table:table-cell>
          <table:table-cell office:value-type="float" office:value="7756" table:style-name="ce80">
            <text:p><text:s text:c="3"/>7,756</text:p>
          </table:table-cell>
          <table:table-cell office:value-type="float" office:value="144112" table:style-name="ce80">
            <text:p><text:s text:c="3"/>144,112</text:p>
          </table:table-cell>
          <table:table-cell office:value-type="float" office:value="6681685" table:style-name="ce83">
            <text:p><text:s text:c="3"/>6,681,685</text:p>
          </table:table-cell>
          <table:table-cell office:value-type="float" office:value="22276672" table:style-name="ce76">
            <text:p><text:s text:c="3"/>22,276,672</text:p>
          </table:table-cell>
          <table:table-cell office:value-type="float" office:value="11392050" table:style-name="ce82">
            <text:p><text:s text:c="3"/>11,392,050</text:p>
          </table:table-cell>
          <table:table-cell office:value-type="float" office:value="10884622" table:style-name="ce83">
            <text:p><text:s text:c="3"/>10,884,622</text:p>
          </table:table-cell>
          <table:table-cell office:value-type="float" office:value="104.66" table:style-name="ce78">
            <text:p><text:s text:c="3"/>104.66</text:p>
          </table:table-cell>
          <table:table-cell office:value-type="float" office:value="615.58000000000004" table:style-name="ce78">
            <text:p><text:s text:c="3"/>615.58</text:p>
          </table:table-cell>
          <table:table-cell office:value-type="float" office:value="3.33" table:style-name="ce79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90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75">
            <text:p><text:s text:c="3"/>369</text:p>
          </table:table-cell>
          <table:table-cell office:value-type="float" office:value="7775" table:style-name="ce75">
            <text:p><text:s text:c="3"/>7,775</text:p>
          </table:table-cell>
          <table:table-cell office:value-type="float" office:value="145196" table:style-name="ce77">
            <text:p><text:s text:c="3"/>145,196</text:p>
          </table:table-cell>
          <table:table-cell office:value-type="float" office:value="6802281" table:style-name="ce75">
            <text:p><text:s text:c="3"/>6,802,281</text:p>
          </table:table-cell>
          <table:table-cell office:value-type="float" office:value="22405568" table:style-name="ce76">
            <text:p><text:s text:c="3"/>22,405,568</text:p>
          </table:table-cell>
          <table:table-cell office:value-type="float" office:value="11441651" table:style-name="ce75">
            <text:p><text:s text:c="3"/>11,441,651</text:p>
          </table:table-cell>
          <table:table-cell office:value-type="float" office:value="10963917" table:style-name="ce77">
            <text:p><text:s text:c="3"/>10,963,917</text:p>
          </table:table-cell>
          <table:table-cell office:value-type="float" office:value="104.36" table:style-name="ce78">
            <text:p><text:s text:c="3"/>104.36</text:p>
          </table:table-cell>
          <table:table-cell office:value-type="float" office:value="619.14" table:style-name="ce78">
            <text:p><text:s text:c="3"/>619.14</text:p>
          </table:table-cell>
          <table:table-cell office:value-type="float" office:value="3.29" table:style-name="ce79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91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75">
            <text:p><text:s text:c="3"/>369</text:p>
          </table:table-cell>
          <table:table-cell office:value-type="float" office:value="7809" table:style-name="ce75">
            <text:p><text:s text:c="3"/>7,809</text:p>
          </table:table-cell>
          <table:table-cell office:value-type="float" office:value="146266" table:style-name="ce77">
            <text:p><text:s text:c="3"/>146,266</text:p>
          </table:table-cell>
          <table:table-cell office:value-type="float" office:value="6925019" table:style-name="ce75">
            <text:p><text:s text:c="3"/>6,925,019</text:p>
          </table:table-cell>
          <table:table-cell office:value-type="float" office:value="22520776" table:style-name="ce76">
            <text:p><text:s text:c="3"/>22,520,776</text:p>
          </table:table-cell>
          <table:table-cell office:value-type="float" office:value="11485409" table:style-name="ce75">
            <text:p><text:s text:c="3"/>11,485,409</text:p>
          </table:table-cell>
          <table:table-cell office:value-type="float" office:value="11035367" table:style-name="ce77">
            <text:p><text:s text:c="3"/>11,035,367</text:p>
          </table:table-cell>
          <table:table-cell office:value-type="float" office:value="104.08" table:style-name="ce78">
            <text:p><text:s text:c="3"/>104.08</text:p>
          </table:table-cell>
          <table:table-cell office:value-type="float" office:value="622.33000000000004" table:style-name="ce78">
            <text:p><text:s text:c="3"/>622.33</text:p>
          </table:table-cell>
          <table:table-cell office:value-type="float" office:value="3.25" table:style-name="ce79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72">
            <text:p>92 年</text:p>
          </table:table-cell>
          <table:table-cell office:value-type="float" office:value="36188.035400000001" table:style-name="ce84">
            <text:p><text:s text:c="3"/>36,188.0354</text:p>
          </table:table-cell>
          <table:table-cell office:value-type="float" office:value="369" table:style-name="ce85">
            <text:p><text:s text:c="3"/>369</text:p>
          </table:table-cell>
          <table:table-cell office:value-type="float" office:value="7809" table:style-name="ce85">
            <text:p><text:s text:c="3"/>7,809</text:p>
          </table:table-cell>
          <table:table-cell office:value-type="float" office:value="145971" table:style-name="ce85">
            <text:p><text:s text:c="3"/>145,971</text:p>
          </table:table-cell>
          <table:table-cell office:value-type="float" office:value="7047168" table:style-name="ce85">
            <text:p><text:s text:c="3"/>7,047,168</text:p>
          </table:table-cell>
          <table:table-cell office:value-type="float" office:value="22604550" table:style-name="ce85">
            <text:p><text:s text:c="3"/>22,604,550</text:p>
          </table:table-cell>
          <table:table-cell office:value-type="float" office:value="11515062" table:style-name="ce85">
            <text:p><text:s text:c="3"/>11,515,062</text:p>
          </table:table-cell>
          <table:table-cell office:value-type="float" office:value="11089488" table:style-name="ce85">
            <text:p><text:s text:c="3"/>11,089,488</text:p>
          </table:table-cell>
          <table:table-cell office:value-type="float" office:value="103.84" table:style-name="ce86">
            <text:p><text:s text:c="3"/>103.84</text:p>
          </table:table-cell>
          <table:table-cell office:value-type="float" office:value="624.64" table:style-name="ce86">
            <text:p><text:s text:c="3"/>624.64</text:p>
          </table:table-cell>
          <table:table-cell office:value-type="float" office:value="3.21" table:style-name="ce87">
            <text:p><text:s text:c="3"/>3.21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3 年</text:p>
          </table:table-cell>
          <table:table-cell office:value-type="float" office:value="36188.035400000001" table:style-name="ce84">
            <text:p><text:s text:c="3"/>36,188.0354</text:p>
          </table:table-cell>
          <table:table-cell office:value-type="float" office:value="368" table:style-name="ce88">
            <text:p><text:s text:c="3"/>368</text:p>
          </table:table-cell>
          <table:table-cell office:value-type="float" office:value="7810" table:style-name="ce88">
            <text:p><text:s text:c="3"/>7,810</text:p>
          </table:table-cell>
          <table:table-cell office:value-type="float" office:value="146225" table:style-name="ce88">
            <text:p><text:s text:c="3"/>146,225</text:p>
          </table:table-cell>
          <table:table-cell office:value-type="float" office:value="7179943" table:style-name="ce88">
            <text:p><text:s text:c="3"/>7,179,943</text:p>
          </table:table-cell>
          <table:table-cell office:value-type="float" office:value="22689122" table:style-name="ce88">
            <text:p><text:s text:c="3"/>22,689,122</text:p>
          </table:table-cell>
          <table:table-cell office:value-type="float" office:value="11541585" table:style-name="ce88">
            <text:p><text:s text:c="3"/>11,541,585</text:p>
          </table:table-cell>
          <table:table-cell office:value-type="float" office:value="11147537" table:style-name="ce88">
            <text:p><text:s text:c="3"/>11,147,537</text:p>
          </table:table-cell>
          <table:table-cell office:value-type="float" office:value="103.53" table:style-name="ce86">
            <text:p><text:s text:c="3"/>103.53</text:p>
          </table:table-cell>
          <table:table-cell office:value-type="float" office:value="626.98" table:style-name="ce86">
            <text:p><text:s text:c="3"/>626.98</text:p>
          </table:table-cell>
          <table:table-cell office:value-type="float" office:value="3.16" table:style-name="ce89">
            <text:p><text:s text:c="3"/>3.16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4 年</text:p>
          </table:table-cell>
          <table:table-cell office:value-type="float" office:value="36188.035400000001" table:style-name="ce84">
            <text:p><text:s text:c="3"/>36,188.0354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33" table:style-name="ce85">
            <text:p><text:s text:c="3"/>7,833</text:p>
          </table:table-cell>
          <table:table-cell office:value-type="float" office:value="146967" table:style-name="ce85">
            <text:p><text:s text:c="3"/>146,967</text:p>
          </table:table-cell>
          <table:table-cell office:value-type="float" office:value="7292879" table:style-name="ce85">
            <text:p><text:s text:c="3"/>7,292,879</text:p>
          </table:table-cell>
          <table:table-cell office:value-type="float" office:value="22770383" table:style-name="ce88">
            <text:p><text:s text:c="3"/>22,770,383</text:p>
          </table:table-cell>
          <table:table-cell office:value-type="float" office:value="11562440" table:style-name="ce85">
            <text:p><text:s text:c="3"/>11,562,440</text:p>
          </table:table-cell>
          <table:table-cell office:value-type="float" office:value="11207943" table:style-name="ce85">
            <text:p><text:s text:c="3"/>11,207,943</text:p>
          </table:table-cell>
          <table:table-cell office:value-type="float" office:value="103.16" table:style-name="ce86">
            <text:p><text:s text:c="3"/>103.16</text:p>
          </table:table-cell>
          <table:table-cell office:value-type="float" office:value="629.22" table:style-name="ce86">
            <text:p><text:s text:c="3"/>629.22</text:p>
          </table:table-cell>
          <table:table-cell office:value-type="float" office:value="3.12" table:style-name="ce89">
            <text:p><text:s text:c="3"/>3.12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5 年</text:p>
          </table:table-cell>
          <table:table-cell office:value-type="float" office:value="36188.035400000001" table:style-name="ce84">
            <text:p><text:s text:c="3"/>36,188.0354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28" table:style-name="ce85">
            <text:p><text:s text:c="3"/>7,828</text:p>
          </table:table-cell>
          <table:table-cell office:value-type="float" office:value="147134" table:style-name="ce85">
            <text:p><text:s text:c="3"/>147,134</text:p>
          </table:table-cell>
          <table:table-cell office:value-type="float" office:value="7394758" table:style-name="ce85">
            <text:p><text:s text:c="3"/>7,394,758</text:p>
          </table:table-cell>
          <table:table-cell office:value-type="float" office:value="22876527" table:style-name="ce88">
            <text:p><text:s text:c="3"/>22,876,527</text:p>
          </table:table-cell>
          <table:table-cell office:value-type="float" office:value="11591707" table:style-name="ce85">
            <text:p><text:s text:c="3"/>11,591,707</text:p>
          </table:table-cell>
          <table:table-cell office:value-type="float" office:value="11284820" table:style-name="ce85">
            <text:p><text:s text:c="3"/>11,284,820</text:p>
          </table:table-cell>
          <table:table-cell office:value-type="float" office:value="102.72" table:style-name="ce86">
            <text:p><text:s text:c="3"/>102.72</text:p>
          </table:table-cell>
          <table:table-cell office:value-type="float" office:value="632.16" table:style-name="ce86">
            <text:p><text:s text:c="3"/>632.16</text:p>
          </table:table-cell>
          <table:table-cell office:value-type="float" office:value="3.09" table:style-name="ce87">
            <text:p><text:s text:c="3"/>3.09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6 年</text:p>
          </table:table-cell>
          <table:table-cell office:value-type="float" office:value="36189.505000000012" table:style-name="ce84">
            <text:p><text:s text:c="3"/>36,189.5050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26" table:style-name="ce85">
            <text:p><text:s text:c="3"/>7,826</text:p>
          </table:table-cell>
          <table:table-cell office:value-type="float" office:value="147342" table:style-name="ce85">
            <text:p><text:s text:c="3"/>147,342</text:p>
          </table:table-cell>
          <table:table-cell office:value-type="float" office:value="7512449" table:style-name="ce85">
            <text:p><text:s text:c="3"/>7,512,449</text:p>
          </table:table-cell>
          <table:table-cell office:value-type="float" office:value="22958360" table:style-name="ce88">
            <text:p><text:s text:c="3"/>22,958,360</text:p>
          </table:table-cell>
          <table:table-cell office:value-type="float" office:value="11608767" table:style-name="ce85">
            <text:p><text:s text:c="3"/>11,608,767</text:p>
          </table:table-cell>
          <table:table-cell office:value-type="float" office:value="11349593" table:style-name="ce85">
            <text:p><text:s text:c="3"/>11,349,593</text:p>
          </table:table-cell>
          <table:table-cell office:value-type="float" office:value="102.28" table:style-name="ce86">
            <text:p><text:s text:c="3"/>102.28</text:p>
          </table:table-cell>
          <table:table-cell office:value-type="float" office:value="634.39" table:style-name="ce86">
            <text:p><text:s text:c="3"/>634.39</text:p>
          </table:table-cell>
          <table:table-cell office:value-type="float" office:value="3.06" table:style-name="ce87">
            <text:p><text:s text:c="3"/>3.06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7 年</text:p>
          </table:table-cell>
          <table:table-cell office:value-type="float" office:value="36189.505000000012" table:style-name="ce84">
            <text:p><text:s text:c="3"/>36,189.5050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27" table:style-name="ce85">
            <text:p><text:s text:c="3"/>7,827</text:p>
          </table:table-cell>
          <table:table-cell office:value-type="float" office:value="147591" table:style-name="ce85">
            <text:p><text:s text:c="3"/>147,591</text:p>
          </table:table-cell>
          <table:table-cell office:value-type="float" office:value="7655772" table:style-name="ce85">
            <text:p><text:s text:c="3"/>7,655,772</text:p>
          </table:table-cell>
          <table:table-cell office:value-type="float" office:value="23037031" table:style-name="ce88">
            <text:p><text:s text:c="3"/>23,037,031</text:p>
          </table:table-cell>
          <table:table-cell office:value-type="float" office:value="11626351" table:style-name="ce85">
            <text:p><text:s text:c="3"/>11,626,351</text:p>
          </table:table-cell>
          <table:table-cell office:value-type="float" office:value="11410680" table:style-name="ce85">
            <text:p><text:s text:c="3"/>11,410,680</text:p>
          </table:table-cell>
          <table:table-cell office:value-type="float" office:value="101.89" table:style-name="ce86">
            <text:p><text:s text:c="3"/>101.89</text:p>
          </table:table-cell>
          <table:table-cell office:value-type="float" office:value="636.57000000000005" table:style-name="ce86">
            <text:p><text:s text:c="3"/>636.57</text:p>
          </table:table-cell>
          <table:table-cell office:value-type="float" office:value="3.01" table:style-name="ce87">
            <text:p><text:s text:c="3"/>3.01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8 年</text:p>
          </table:table-cell>
          <table:table-cell office:value-type="float" office:value="36191.466699999997" table:style-name="ce84">
            <text:p><text:s text:c="3"/>36,191.4667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34" table:style-name="ce85">
            <text:p><text:s text:c="3"/>7,834</text:p>
          </table:table-cell>
          <table:table-cell office:value-type="float" office:value="147863" table:style-name="ce85">
            <text:p><text:s text:c="3"/>147,863</text:p>
          </table:table-cell>
          <table:table-cell office:value-type="float" office:value="7805834" table:style-name="ce85">
            <text:p><text:s text:c="3"/>7,805,834</text:p>
          </table:table-cell>
          <table:table-cell office:value-type="float" office:value="23119772" table:style-name="ce88">
            <text:p><text:s text:c="3"/>23,119,772</text:p>
          </table:table-cell>
          <table:table-cell office:value-type="float" office:value="11636734" table:style-name="ce85">
            <text:p><text:s text:c="3"/>11,636,734</text:p>
          </table:table-cell>
          <table:table-cell office:value-type="float" office:value="11483038" table:style-name="ce85">
            <text:p><text:s text:c="3"/>11,483,038</text:p>
          </table:table-cell>
          <table:table-cell office:value-type="float" office:value="101.34" table:style-name="ce86">
            <text:p><text:s text:c="3"/>101.34</text:p>
          </table:table-cell>
          <table:table-cell office:value-type="float" office:value="638.82000000000005" table:style-name="ce86">
            <text:p><text:s text:c="3"/>638.82</text:p>
          </table:table-cell>
          <table:table-cell office:value-type="float" office:value="2.96" table:style-name="ce87">
            <text:p><text:s text:c="3"/>2.96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9 年</text:p>
          </table:table-cell>
          <table:table-cell office:value-type="float" office:value="36191.466700000012" table:style-name="ce84">
            <text:p><text:s text:c="3"/>36,191.4667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35" table:style-name="ce85">
            <text:p><text:s text:c="3"/>7,835</text:p>
          </table:table-cell>
          <table:table-cell office:value-type="float" office:value="147877" table:style-name="ce85">
            <text:p><text:s text:c="3"/>147,877</text:p>
          </table:table-cell>
          <table:table-cell office:value-type="float" office:value="7937024" table:style-name="ce85">
            <text:p><text:s text:c="3"/>7,937,024</text:p>
          </table:table-cell>
          <table:table-cell office:value-type="float" office:value="23162123" table:style-name="ce88">
            <text:p><text:s text:c="3"/>23,162,123</text:p>
          </table:table-cell>
          <table:table-cell office:value-type="float" office:value="11635225" table:style-name="ce85">
            <text:p><text:s text:c="3"/>11,635,225</text:p>
          </table:table-cell>
          <table:table-cell office:value-type="float" office:value="11526898" table:style-name="ce85">
            <text:p><text:s text:c="3"/>11,526,898</text:p>
          </table:table-cell>
          <table:table-cell office:value-type="float" office:value="100.94" table:style-name="ce86">
            <text:p><text:s text:c="3"/>100.94</text:p>
          </table:table-cell>
          <table:table-cell office:value-type="float" office:value="639.99" table:style-name="ce86">
            <text:p><text:s text:c="3"/>639.99</text:p>
          </table:table-cell>
          <table:table-cell office:value-type="float" office:value="2.92" table:style-name="ce87">
            <text:p><text:s text:c="3"/>2.92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3">
            <text:p>100 年</text:p>
          </table:table-cell>
          <table:table-cell office:value-type="float" office:value="36192.815499999997" table:style-name="ce90">
            <text:p><text:s text:c="3"/>36,192.8155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35" table:style-name="ce75">
            <text:p><text:s text:c="3"/>7,835</text:p>
          </table:table-cell>
          <table:table-cell office:value-type="float" office:value="147828" table:style-name="ce75">
            <text:p><text:s text:c="3"/>147,828</text:p>
          </table:table-cell>
          <table:table-cell office:value-type="float" office:value="8057761" table:style-name="ce75">
            <text:p><text:s text:c="3"/>8,057,761</text:p>
          </table:table-cell>
          <table:table-cell office:value-type="float" office:value="23224912" table:style-name="ce76">
            <text:p><text:s text:c="3"/>23,224,912</text:p>
          </table:table-cell>
          <table:table-cell office:value-type="float" office:value="11645674" table:style-name="ce75">
            <text:p><text:s text:c="3"/>11,645,674</text:p>
          </table:table-cell>
          <table:table-cell office:value-type="float" office:value="11579238" table:style-name="ce75">
            <text:p><text:s text:c="3"/>11,579,238</text:p>
          </table:table-cell>
          <table:table-cell office:value-type="float" office:value="100.57" table:style-name="ce91">
            <text:p><text:s text:c="3"/>100.57</text:p>
          </table:table-cell>
          <table:table-cell office:value-type="float" office:value="641.70000000000005" table:style-name="ce91">
            <text:p><text:s text:c="3"/>641.70</text:p>
          </table:table-cell>
          <table:table-cell office:value-type="float" office:value="2.88" table:style-name="ce92">
            <text:p><text:s text:c="3"/>2.88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3">
            <text:p>101 年</text:p>
          </table:table-cell>
          <table:table-cell office:value-type="float" office:value="36192.815499999997" table:style-name="ce90">
            <text:p><text:s text:c="3"/>36,192.8155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35" table:style-name="ce75">
            <text:p><text:s text:c="3"/>7,835</text:p>
          </table:table-cell>
          <table:table-cell office:value-type="float" office:value="148358" table:style-name="ce75">
            <text:p><text:s text:c="3"/>148,358</text:p>
          </table:table-cell>
          <table:table-cell office:value-type="float" office:value="8186432" table:style-name="ce75">
            <text:p><text:s text:c="3"/>8,186,432</text:p>
          </table:table-cell>
          <table:table-cell office:value-type="float" office:value="23315822" table:style-name="ce76">
            <text:p><text:s text:c="3"/>23,315,822</text:p>
          </table:table-cell>
          <table:table-cell office:value-type="float" office:value="11673319" table:style-name="ce75">
            <text:p><text:s text:c="3"/>11,673,319</text:p>
          </table:table-cell>
          <table:table-cell office:value-type="float" office:value="11642503" table:style-name="ce75">
            <text:p><text:s text:c="3"/>11,642,503</text:p>
          </table:table-cell>
          <table:table-cell office:value-type="float" office:value="100.26" table:style-name="ce93">
            <text:p><text:s text:c="3"/>100.26</text:p>
          </table:table-cell>
          <table:table-cell office:value-type="float" office:value="644.21" table:style-name="ce93">
            <text:p><text:s text:c="3"/>644.21</text:p>
          </table:table-cell>
          <table:table-cell office:value-type="float" office:value="2.85" table:style-name="ce92">
            <text:p><text:s text:c="3"/>2.85</text:p>
          </table:table-cell>
          <table:table-cell table:style-name="ce23"/>
          <table:table-cell table:number-columns-repeated="16371" table:style-name="ce19"/>
        </table:table-row>
        <table:table-row table:style-name="ro5">
          <table:table-cell office:value-type="string" table:style-name="ce73">
            <text:p>102 年</text:p>
          </table:table-cell>
          <table:table-cell office:value-type="float" office:value="36192.815499999997" table:style-name="ce90">
            <text:p><text:s text:c="3"/>36,192.8155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39" table:style-name="ce75">
            <text:p><text:s text:c="3"/>7,839</text:p>
          </table:table-cell>
          <table:table-cell office:value-type="float" office:value="148587" table:style-name="ce75">
            <text:p><text:s text:c="3"/>148,587</text:p>
          </table:table-cell>
          <table:table-cell office:value-type="float" office:value="8286260" table:style-name="ce75">
            <text:p><text:s text:c="3"/>8,286,260</text:p>
          </table:table-cell>
          <table:table-cell office:value-type="float" office:value="23373517" table:style-name="ce76">
            <text:p><text:s text:c="3"/>23,373,517</text:p>
          </table:table-cell>
          <table:table-cell office:value-type="float" office:value="11684674" table:style-name="ce75">
            <text:p><text:s text:c="3"/>11,684,674</text:p>
          </table:table-cell>
          <table:table-cell office:value-type="float" office:value="11688843" table:style-name="ce75">
            <text:p><text:s text:c="3"/>11,688,843</text:p>
          </table:table-cell>
          <table:table-cell office:value-type="float" office:value="99.96" table:style-name="ce93">
            <text:p><text:s text:c="3"/>99.96</text:p>
          </table:table-cell>
          <table:table-cell office:value-type="float" office:value="645.80999999999995" table:style-name="ce93">
            <text:p><text:s text:c="3"/>645.81</text:p>
          </table:table-cell>
          <table:table-cell office:value-type="float" office:value="2.82" table:style-name="ce92">
            <text:p><text:s text:c="3"/>2.82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5">
          <table:table-cell office:value-type="string" table:style-name="ce73">
            <text:p>103 年</text:p>
          </table:table-cell>
          <table:table-cell office:value-type="float" office:value="36192.815499999997" table:style-name="ce90">
            <text:p><text:s text:c="3"/>36,192.8155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51" table:style-name="ce75">
            <text:p><text:s text:c="3"/>7,851</text:p>
          </table:table-cell>
          <table:table-cell office:value-type="float" office:value="147785" table:style-name="ce75">
            <text:p><text:s text:c="3"/>147,785</text:p>
          </table:table-cell>
          <table:table-cell office:value-type="float" office:value="8382699" table:style-name="ce75">
            <text:p><text:s text:c="3"/>8,382,699</text:p>
          </table:table-cell>
          <table:table-cell office:value-type="float" office:value="23433753" table:style-name="ce76">
            <text:p><text:s text:c="3"/>23,433,753</text:p>
          </table:table-cell>
          <table:table-cell office:value-type="float" office:value="11697971" table:style-name="ce75">
            <text:p><text:s text:c="3"/>11,697,971</text:p>
          </table:table-cell>
          <table:table-cell office:value-type="float" office:value="11735782" table:style-name="ce75">
            <text:p><text:s text:c="3"/>11,735,782</text:p>
          </table:table-cell>
          <table:table-cell office:value-type="float" office:value="99.68" table:style-name="ce93">
            <text:p><text:s text:c="3"/>99.68</text:p>
          </table:table-cell>
          <table:table-cell office:value-type="float" office:value="647.47" table:style-name="ce93">
            <text:p><text:s text:c="3"/>647.47</text:p>
          </table:table-cell>
          <table:table-cell office:value-type="float" office:value="2.8" table:style-name="ce92">
            <text:p><text:s text:c="3"/>2.80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5">
          <table:table-cell office:value-type="string" table:style-name="ce73">
            <text:p>104 年</text:p>
          </table:table-cell>
          <table:table-cell office:value-type="float" office:value="36197.066899999998" table:style-name="ce90">
            <text:p><text:s text:c="3"/>36,197.0669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51" table:style-name="ce75">
            <text:p><text:s text:c="3"/>7,851</text:p>
          </table:table-cell>
          <table:table-cell office:value-type="float" office:value="147478" table:style-name="ce75">
            <text:p><text:s text:c="3"/>147,478</text:p>
          </table:table-cell>
          <table:table-cell office:value-type="float" office:value="8468978" table:style-name="ce75">
            <text:p><text:s text:c="3"/>8,468,978</text:p>
          </table:table-cell>
          <table:table-cell office:value-type="float" office:value="23492074" table:style-name="ce76">
            <text:p><text:s text:c="3"/>23,492,074</text:p>
          </table:table-cell>
          <table:table-cell office:value-type="float" office:value="11712047" table:style-name="ce75">
            <text:p><text:s text:c="3"/>11,712,047</text:p>
          </table:table-cell>
          <table:table-cell office:value-type="float" office:value="11780027" table:style-name="ce75">
            <text:p><text:s text:c="3"/>11,780,027</text:p>
          </table:table-cell>
          <table:table-cell office:value-type="float" office:value="99.422921526410761" table:style-name="ce93">
            <text:p><text:s text:c="3"/>99.42</text:p>
          </table:table-cell>
          <table:table-cell office:value-type="float" office:value="649" table:style-name="ce93">
            <text:p><text:s text:c="3"/>649.00</text:p>
          </table:table-cell>
          <table:table-cell office:value-type="float" office:value="2.7738971573665676" table:style-name="ce92">
            <text:p><text:s text:c="3"/>2.77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5">
          <table:table-cell office:value-type="string" table:style-name="ce94">
            <text:p>105 年</text:p>
          </table:table-cell>
          <table:table-cell office:value-type="string" table:style-name="ce95">
            <text:p>36,197.0669</text:p>
          </table:table-cell>
          <table:table-cell office:value-type="float" office:value="368" table:style-name="ce96">
            <text:p><text:s text:c="3"/>368</text:p>
          </table:table-cell>
          <table:table-cell office:value-type="float" office:value="7851" table:style-name="ce96">
            <text:p><text:s text:c="3"/>7,851</text:p>
          </table:table-cell>
          <table:table-cell office:value-type="float" office:value="147373" table:style-name="ce96">
            <text:p><text:s text:c="3"/>147,373</text:p>
          </table:table-cell>
          <table:table-cell office:value-type="float" office:value="8561383" table:style-name="ce96">
            <text:p><text:s text:c="3"/>8,561,383</text:p>
          </table:table-cell>
          <table:table-cell office:value-type="float" office:value="23539816" table:style-name="ce96">
            <text:p><text:s text:c="3"/>23,539,816</text:p>
          </table:table-cell>
          <table:table-cell office:value-type="float" office:value="11719270" table:style-name="ce96">
            <text:p><text:s text:c="3"/>11,719,270</text:p>
          </table:table-cell>
          <table:table-cell office:value-type="float" office:value="11820546" table:style-name="ce96">
            <text:p><text:s text:c="3"/>11,820,546</text:p>
          </table:table-cell>
          <table:table-cell office:value-type="float" office:value="99.14" table:style-name="ce97">
            <text:p>99.14</text:p>
          </table:table-cell>
          <table:table-cell office:value-type="float" office:value="650.32000000000005" table:style-name="ce97">
            <text:p>650.32</text:p>
          </table:table-cell>
          <table:table-cell office:value-type="float" office:value="2.75" table:style-name="ce98">
            <text:p>2.75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6">
          <table:table-cell office:value-type="string" table:style-name="ce94">
            <text:p>106 年</text:p>
          </table:table-cell>
          <table:table-cell office:value-type="string" table:style-name="ce95">
            <text:p>36,197.0669</text:p>
          </table:table-cell>
          <table:table-cell office:value-type="float" office:value="368" table:style-name="ce96">
            <text:p><text:s text:c="3"/>368</text:p>
          </table:table-cell>
          <table:table-cell office:value-type="float" office:value="7851" table:style-name="ce96">
            <text:p><text:s text:c="3"/>7,851</text:p>
          </table:table-cell>
          <table:table-cell office:value-type="float" office:value="147520" table:style-name="ce96">
            <text:p><text:s text:c="3"/>147,520</text:p>
          </table:table-cell>
          <table:table-cell office:value-type="float" office:value="8649000" table:style-name="ce96">
            <text:p><text:s text:c="3"/>8,649,000</text:p>
          </table:table-cell>
          <table:table-cell office:value-type="float" office:value="23571227" table:style-name="ce96">
            <text:p><text:s text:c="3"/>23,571,227</text:p>
          </table:table-cell>
          <table:table-cell office:value-type="float" office:value="11719580" table:style-name="ce96">
            <text:p><text:s text:c="3"/>11,719,580</text:p>
          </table:table-cell>
          <table:table-cell office:value-type="float" office:value="11851647" table:style-name="ce96">
            <text:p><text:s text:c="3"/>11,851,647</text:p>
          </table:table-cell>
          <table:table-cell office:value-type="float" office:value="98.89" table:style-name="ce97">
            <text:p>98.89</text:p>
          </table:table-cell>
          <table:table-cell office:value-type="float" office:value="651.19000000000005" table:style-name="ce97">
            <text:p>651.19</text:p>
          </table:table-cell>
          <table:table-cell office:value-type="float" office:value="2.73" table:style-name="ce98">
            <text:p>2.73</text:p>
          </table:table-cell>
          <table:table-cell table:number-columns-repeated="3" table:style-name="ce22"/>
          <table:table-cell table:style-name="ce4"/>
          <table:table-cell table:number-columns-repeated="16368" table:style-name="ce21"/>
        </table:table-row>
        <table:table-row table:style-name="ro6">
          <table:table-cell office:value-type="string" table:style-name="ce94">
            <text:p>107 年</text:p>
          </table:table-cell>
          <table:table-cell office:value-type="string" table:style-name="ce95">
            <text:p>36,197.0669</text:p>
          </table:table-cell>
          <table:table-cell office:value-type="float" office:value="368" table:style-name="ce96">
            <text:p><text:s text:c="3"/>368</text:p>
          </table:table-cell>
          <table:table-cell office:value-type="float" office:value="7760" table:style-name="ce96">
            <text:p><text:s text:c="3"/>7,760</text:p>
          </table:table-cell>
          <table:table-cell office:value-type="float" office:value="142734" table:style-name="ce96">
            <text:p><text:s text:c="3"/>142,734</text:p>
          </table:table-cell>
          <table:table-cell office:value-type="float" office:value="8734477" table:style-name="ce96">
            <text:p><text:s text:c="3"/>8,734,477</text:p>
          </table:table-cell>
          <table:table-cell office:value-type="float" office:value="23588932" table:style-name="ce96">
            <text:p><text:s text:c="3"/>23,588,932</text:p>
          </table:table-cell>
          <table:table-cell office:value-type="float" office:value="11712913" table:style-name="ce96">
            <text:p><text:s text:c="3"/>11,712,913</text:p>
          </table:table-cell>
          <table:table-cell office:value-type="float" office:value="11876019" table:style-name="ce96">
            <text:p><text:s text:c="3"/>11,876,019</text:p>
          </table:table-cell>
          <table:table-cell office:value-type="float" office:value="98.63" table:style-name="ce97">
            <text:p>98.63</text:p>
          </table:table-cell>
          <table:table-cell office:value-type="float" office:value="651.67999999999995" table:style-name="ce97">
            <text:p>651.68</text:p>
          </table:table-cell>
          <table:table-cell office:value-type="float" office:value="2.7" table:style-name="ce98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6">
          <table:table-cell office:value-type="string" table:style-name="ce105">
            <text:p>7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24" table:style-name="ce100">
            <text:p><text:s text:c="3"/>142,724</text:p>
          </table:table-cell>
          <table:table-cell office:value-type="float" office:value="8694750" table:style-name="ce100">
            <text:p><text:s text:c="3"/>8,694,750</text:p>
          </table:table-cell>
          <table:table-cell office:value-type="float" office:value="23576705" table:style-name="ce100">
            <text:p><text:s text:c="3"/>23,576,705</text:p>
          </table:table-cell>
          <table:table-cell office:value-type="float" office:value="11713231" table:style-name="ce100">
            <text:p><text:s text:c="3"/>11,713,231</text:p>
          </table:table-cell>
          <table:table-cell office:value-type="float" office:value="11863474" table:style-name="ce100">
            <text:p><text:s text:c="3"/>11,863,474</text:p>
          </table:table-cell>
          <table:table-cell office:value-type="float" office:value="98.73" table:style-name="ce101">
            <text:p>98.73</text:p>
          </table:table-cell>
          <table:table-cell office:value-type="float" office:value="651.34" table:style-name="ce101">
            <text:p>651.34</text:p>
          </table:table-cell>
          <table:table-cell office:value-type="float" office:value="2.71" table:style-name="ce102">
            <text:p>2.71</text:p>
          </table:table-cell>
          <table:table-cell table:style-name="ce20"/>
          <table:table-cell table:number-columns-repeated="16371" table:style-name="ce1"/>
        </table:table-row>
        <table:table-row table:style-name="ro7">
          <table:table-cell office:value-type="string" table:style-name="ce105">
            <text:p>8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24" table:style-name="ce100">
            <text:p><text:s text:c="3"/>142,724</text:p>
          </table:table-cell>
          <table:table-cell office:value-type="float" office:value="8708217" table:style-name="ce100">
            <text:p><text:s text:c="3"/>8,708,217</text:p>
          </table:table-cell>
          <table:table-cell office:value-type="float" office:value="23577271" table:style-name="ce100">
            <text:p><text:s text:c="3"/>23,577,271</text:p>
          </table:table-cell>
          <table:table-cell office:value-type="float" office:value="11712364" table:style-name="ce100">
            <text:p><text:s text:c="3"/>11,712,364</text:p>
          </table:table-cell>
          <table:table-cell office:value-type="float" office:value="11864907" table:style-name="ce100">
            <text:p><text:s text:c="3"/>11,864,907</text:p>
          </table:table-cell>
          <table:table-cell office:value-type="float" office:value="98.71" table:style-name="ce101">
            <text:p>98.71</text:p>
          </table:table-cell>
          <table:table-cell office:value-type="float" office:value="651.36" table:style-name="ce101">
            <text:p>651.36</text:p>
          </table:table-cell>
          <table:table-cell office:value-type="float" office:value="2.71" table:style-name="ce102">
            <text:p>2.71</text:p>
          </table:table-cell>
          <table:table-cell table:style-name="ce20"/>
          <table:table-cell table:number-columns-repeated="16371" table:style-name="ce1"/>
        </table:table-row>
        <table:table-row table:style-name="ro6">
          <table:table-cell office:value-type="string" table:style-name="ce105">
            <text:p>9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27" table:style-name="ce100">
            <text:p><text:s text:c="3"/>142,727</text:p>
          </table:table-cell>
          <table:table-cell office:value-type="float" office:value="8722997" table:style-name="ce100">
            <text:p><text:s text:c="3"/>8,722,997</text:p>
          </table:table-cell>
          <table:table-cell office:value-type="float" office:value="23577488" table:style-name="ce100">
            <text:p><text:s text:c="3"/>23,577,488</text:p>
          </table:table-cell>
          <table:table-cell office:value-type="float" office:value="11711347" table:style-name="ce100">
            <text:p><text:s text:c="3"/>11,711,347</text:p>
          </table:table-cell>
          <table:table-cell office:value-type="float" office:value="11866141" table:style-name="ce100">
            <text:p><text:s text:c="3"/>11,866,141</text:p>
          </table:table-cell>
          <table:table-cell office:value-type="float" office:value="98.7" table:style-name="ce101">
            <text:p>98.70</text:p>
          </table:table-cell>
          <table:table-cell office:value-type="float" office:value="651.36" table:style-name="ce101">
            <text:p>651.36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6">
          <table:table-cell office:value-type="string" table:style-name="ce105">
            <text:p>10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26" table:style-name="ce100">
            <text:p><text:s text:c="3"/>142,726</text:p>
          </table:table-cell>
          <table:table-cell office:value-type="float" office:value="8723800" table:style-name="ce100">
            <text:p><text:s text:c="3"/>8,723,800</text:p>
          </table:table-cell>
          <table:table-cell office:value-type="float" office:value="23580833" table:style-name="ce100">
            <text:p><text:s text:c="3"/>23,580,833</text:p>
          </table:table-cell>
          <table:table-cell office:value-type="float" office:value="11711609" table:style-name="ce100">
            <text:p><text:s text:c="3"/>11,711,609</text:p>
          </table:table-cell>
          <table:table-cell office:value-type="float" office:value="11869224" table:style-name="ce100">
            <text:p><text:s text:c="3"/>11,869,224</text:p>
          </table:table-cell>
          <table:table-cell office:value-type="float" office:value="98.67" table:style-name="ce101">
            <text:p>98.67</text:p>
          </table:table-cell>
          <table:table-cell office:value-type="float" office:value="651.46" table:style-name="ce101">
            <text:p>651.46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5">
          <table:table-cell office:value-type="string" table:style-name="ce105">
            <text:p>11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37" table:style-name="ce100">
            <text:p><text:s text:c="3"/>142,737</text:p>
          </table:table-cell>
          <table:table-cell office:value-type="float" office:value="8726848" table:style-name="ce100">
            <text:p><text:s text:c="3"/>8,726,848</text:p>
          </table:table-cell>
          <table:table-cell office:value-type="float" office:value="23584865" table:style-name="ce100">
            <text:p><text:s text:c="3"/>23,584,865</text:p>
          </table:table-cell>
          <table:table-cell office:value-type="float" office:value="11712269" table:style-name="ce100">
            <text:p><text:s text:c="3"/>11,712,269</text:p>
          </table:table-cell>
          <table:table-cell office:value-type="float" office:value="11872596" table:style-name="ce100">
            <text:p><text:s text:c="3"/>11,872,596</text:p>
          </table:table-cell>
          <table:table-cell office:value-type="float" office:value="98.65" table:style-name="ce101">
            <text:p>98.65</text:p>
          </table:table-cell>
          <table:table-cell office:value-type="float" office:value="651.57000000000005" table:style-name="ce101">
            <text:p>651.57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8">
          <table:table-cell office:value-type="string" table:style-name="ce105">
            <text:p>12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34" table:style-name="ce100">
            <text:p><text:s text:c="3"/>142,734</text:p>
          </table:table-cell>
          <table:table-cell office:value-type="float" office:value="8734477" table:style-name="ce100">
            <text:p><text:s text:c="3"/>8,734,477</text:p>
          </table:table-cell>
          <table:table-cell office:value-type="float" office:value="23588932" table:style-name="ce100">
            <text:p><text:s text:c="3"/>23,588,932</text:p>
          </table:table-cell>
          <table:table-cell office:value-type="float" office:value="11712913" table:style-name="ce100">
            <text:p><text:s text:c="3"/>11,712,913</text:p>
          </table:table-cell>
          <table:table-cell office:value-type="float" office:value="11876019" table:style-name="ce100">
            <text:p><text:s text:c="3"/>11,876,019</text:p>
          </table:table-cell>
          <table:table-cell office:value-type="float" office:value="98.63" table:style-name="ce101">
            <text:p>98.63</text:p>
          </table:table-cell>
          <table:table-cell office:value-type="float" office:value="651.67999999999995" table:style-name="ce101">
            <text:p>651.68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9">
          <table:table-cell office:value-type="string" table:style-name="ce94">
            <text:p>108 年</text:p>
          </table:table-cell>
          <table:table-cell office:value-type="string" table:style-name="ce95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7">
            <text:p/>
          </table:table-cell>
          <table:table-cell office:value-type="string" table:style-name="ce97">
            <text:p/>
          </table:table-cell>
          <table:table-cell office:value-type="string" table:style-name="ce98">
            <text:p/>
          </table:table-cell>
          <table:table-cell table:style-name="ce20"/>
          <table:table-cell table:number-columns-repeated="16371" table:style-name="ce1"/>
        </table:table-row>
        <table:table-row table:style-name="ro9">
          <table:table-cell office:value-type="string" table:style-name="ce105">
            <text:p>1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1" table:style-name="ce100">
            <text:p><text:s text:c="3"/>142,741</text:p>
          </table:table-cell>
          <table:table-cell office:value-type="float" office:value="8740977" table:style-name="ce100">
            <text:p><text:s text:c="3"/>8,740,977</text:p>
          </table:table-cell>
          <table:table-cell office:value-type="float" office:value="23590744" table:style-name="ce100">
            <text:p><text:s text:c="3"/>23,590,744</text:p>
          </table:table-cell>
          <table:table-cell office:value-type="float" office:value="11712236" table:style-name="ce100">
            <text:p><text:s text:c="3"/>11,712,236</text:p>
          </table:table-cell>
          <table:table-cell office:value-type="float" office:value="11878508" table:style-name="ce100">
            <text:p><text:s text:c="3"/>11,878,508</text:p>
          </table:table-cell>
          <table:table-cell office:value-type="float" office:value="98.6" table:style-name="ce101">
            <text:p>98.60</text:p>
          </table:table-cell>
          <table:table-cell office:value-type="float" office:value="651.73" table:style-name="ce101">
            <text:p>651.73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2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5" table:style-name="ce100">
            <text:p><text:s text:c="3"/>142,745</text:p>
          </table:table-cell>
          <table:table-cell office:value-type="float" office:value="8746680" table:style-name="ce100">
            <text:p><text:s text:c="3"/>8,746,680</text:p>
          </table:table-cell>
          <table:table-cell office:value-type="float" office:value="23590004" table:style-name="ce100">
            <text:p><text:s text:c="3"/>23,590,004</text:p>
          </table:table-cell>
          <table:table-cell office:value-type="float" office:value="11710952" table:style-name="ce100">
            <text:p><text:s text:c="3"/>11,710,952</text:p>
          </table:table-cell>
          <table:table-cell office:value-type="float" office:value="11879052" table:style-name="ce100">
            <text:p><text:s text:c="3"/>11,879,052</text:p>
          </table:table-cell>
          <table:table-cell office:value-type="float" office:value="98.58" table:style-name="ce101">
            <text:p>98.58</text:p>
          </table:table-cell>
          <table:table-cell office:value-type="float" office:value="651.71" table:style-name="ce101">
            <text:p>651.71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3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5" table:style-name="ce100">
            <text:p><text:s text:c="3"/>142,745</text:p>
          </table:table-cell>
          <table:table-cell office:value-type="float" office:value="8754384" table:style-name="ce100">
            <text:p><text:s text:c="3"/>8,754,384</text:p>
          </table:table-cell>
          <table:table-cell office:value-type="float" office:value="23589192" table:style-name="ce100">
            <text:p><text:s text:c="3"/>23,589,192</text:p>
          </table:table-cell>
          <table:table-cell office:value-type="float" office:value="11709344" table:style-name="ce100">
            <text:p><text:s text:c="3"/>11,709,344</text:p>
          </table:table-cell>
          <table:table-cell office:value-type="float" office:value="11879848" table:style-name="ce100">
            <text:p><text:s text:c="3"/>11,879,848</text:p>
          </table:table-cell>
          <table:table-cell office:value-type="float" office:value="98.56" table:style-name="ce101">
            <text:p>98.56</text:p>
          </table:table-cell>
          <table:table-cell office:value-type="float" office:value="651.69000000000005" table:style-name="ce101">
            <text:p>651.69</text:p>
          </table:table-cell>
          <table:table-cell office:value-type="float" office:value="2.69" table:style-name="ce102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4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8" table:style-name="ce100">
            <text:p><text:s text:c="3"/>142,748</text:p>
          </table:table-cell>
          <table:table-cell office:value-type="float" office:value="8762104" table:style-name="ce100">
            <text:p><text:s text:c="3"/>8,762,104</text:p>
          </table:table-cell>
          <table:table-cell office:value-type="float" office:value="23589312" table:style-name="ce100">
            <text:p><text:s text:c="3"/>23,589,312</text:p>
          </table:table-cell>
          <table:table-cell office:value-type="float" office:value="11708129" table:style-name="ce100">
            <text:p><text:s text:c="3"/>11,708,129</text:p>
          </table:table-cell>
          <table:table-cell office:value-type="float" office:value="11881183" table:style-name="ce100">
            <text:p><text:s text:c="3"/>11,881,183</text:p>
          </table:table-cell>
          <table:table-cell office:value-type="float" office:value="98.54" table:style-name="ce101">
            <text:p>98.54</text:p>
          </table:table-cell>
          <table:table-cell office:value-type="float" office:value="651.69000000000005" table:style-name="ce101">
            <text:p>651.69</text:p>
          </table:table-cell>
          <table:table-cell office:value-type="float" office:value="2.69" table:style-name="ce102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5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39" table:style-name="ce100">
            <text:p><text:s text:c="3"/>142,739</text:p>
          </table:table-cell>
          <table:table-cell office:value-type="float" office:value="8771842" table:style-name="ce100">
            <text:p><text:s text:c="3"/>8,771,842</text:p>
          </table:table-cell>
          <table:table-cell office:value-type="float" office:value="23589870" table:style-name="ce100">
            <text:p><text:s text:c="3"/>23,589,870</text:p>
          </table:table-cell>
          <table:table-cell office:value-type="float" office:value="11707074" table:style-name="ce100">
            <text:p><text:s text:c="3"/>11,707,074</text:p>
          </table:table-cell>
          <table:table-cell office:value-type="float" office:value="11882796" table:style-name="ce100">
            <text:p><text:s text:c="3"/>11,882,796</text:p>
          </table:table-cell>
          <table:table-cell office:value-type="float" office:value="98.52" table:style-name="ce101">
            <text:p>98.52</text:p>
          </table:table-cell>
          <table:table-cell office:value-type="float" office:value="651.71" table:style-name="ce101">
            <text:p>651.71</text:p>
          </table:table-cell>
          <table:table-cell office:value-type="float" office:value="2.69" table:style-name="ce102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6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8" table:style-name="ce100">
            <text:p><text:s text:c="3"/>142,748</text:p>
          </table:table-cell>
          <table:table-cell office:value-type="float" office:value="8778661" table:style-name="ce100">
            <text:p><text:s text:c="3"/>8,778,661</text:p>
          </table:table-cell>
          <table:table-cell office:value-type="float" office:value="23591031" table:style-name="ce100">
            <text:p><text:s text:c="3"/>23,591,031</text:p>
          </table:table-cell>
          <table:table-cell office:value-type="float" office:value="11706411" table:style-name="ce100">
            <text:p><text:s text:c="3"/>11,706,411</text:p>
          </table:table-cell>
          <table:table-cell office:value-type="float" office:value="11884620" table:style-name="ce100">
            <text:p><text:s text:c="3"/>11,884,620</text:p>
          </table:table-cell>
          <table:table-cell office:value-type="float" office:value="98.5" table:style-name="ce101">
            <text:p>98.50</text:p>
          </table:table-cell>
          <table:table-cell office:value-type="float" office:value="651.74" table:style-name="ce101">
            <text:p>651.74</text:p>
          </table:table-cell>
          <table:table-cell office:value-type="float" office:value="2.69" table:style-name="ce102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7月</text:p>
          </table:table-cell>
          <table:table-cell office:value-type="string" table:style-name="ce123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50" table:style-name="ce100">
            <text:p><text:s text:c="3"/>142,750</text:p>
          </table:table-cell>
          <table:table-cell office:value-type="float" office:value="8788954" table:style-name="ce100">
            <text:p><text:s text:c="3"/>8,788,954</text:p>
          </table:table-cell>
          <table:table-cell office:value-type="float" office:value="23592598" table:style-name="ce100">
            <text:p><text:s text:c="3"/>23,592,598</text:p>
          </table:table-cell>
          <table:table-cell office:value-type="float" office:value="11705811" table:style-name="ce100">
            <text:p><text:s text:c="3"/>11,705,811</text:p>
          </table:table-cell>
          <table:table-cell office:value-type="float" office:value="11886787" table:style-name="ce100">
            <text:p><text:s text:c="3"/>11,886,787</text:p>
          </table:table-cell>
          <table:table-cell office:value-type="float" office:value="98.48" table:style-name="ce101">
            <text:p>98.48</text:p>
          </table:table-cell>
          <table:table-cell office:value-type="float" office:value="651.78" table:style-name="ce101">
            <text:p>651.78</text:p>
          </table:table-cell>
          <table:table-cell office:value-type="float" office:value="2.68" table:style-name="ce102">
            <text:p>2.68</text:p>
          </table:table-cell>
          <table:table-cell table:style-name="ce20"/>
          <table:table-cell table:number-columns-repeated="16371"/>
        </table:table-row>
        <table:table-row table:style-name="ro10">
          <table:table-cell office:value-type="string" table:style-name="ce103">
            <text:p>較上年同月　　増減 (%)</text:p>
          </table:table-cell>
          <table:table-cell office:value-type="float" office:value="0" table:style-name="ce106">
            <text:p>－</text:p>
          </table:table-cell>
          <table:table-cell office:value-type="float" office:value="0" table:style-name="ce106">
            <text:p>－</text:p>
          </table:table-cell>
          <table:table-cell office:value-type="float" office:value="0" table:style-name="ce106">
            <text:p>－</text:p>
          </table:table-cell>
          <table:table-cell office:value-type="float" office:value="1.8216978223704494E-2" table:style-name="ce107">
            <text:p>0.02</text:p>
          </table:table-cell>
          <table:table-cell office:value-type="float" office:value="1.083458408809914" table:style-name="ce106">
            <text:p>1.08</text:p>
          </table:table-cell>
          <table:table-cell office:value-type="float" office:value="6.740975891245192E-2" table:style-name="ce106">
            <text:p>0.07</text:p>
          </table:table-cell>
          <table:table-cell office:value-type="float" office:value="-6.3347166977241381E-2" table:style-name="ce106">
            <text:p><text:s text:c="3"/>－0.06</text:p>
          </table:table-cell>
          <table:table-cell office:value-type="float" office:value="0.19651073538830194" table:style-name="ce106">
            <text:p>0.20</text:p>
          </table:table-cell>
          <table:table-cell office:value-type="float" office:value="-0.25321584118302443" table:style-name="ce107">
            <text:p>－ <text:s text:c="2"/>0.25</text:p>
          </table:table-cell>
          <table:table-cell office:value-type="float" office:value="6.7553044492882491E-2" table:style-name="ce106">
            <text:p>0.07</text:p>
          </table:table-cell>
          <table:table-cell office:value-type="float" office:value="-1.1070110701106939" table:style-name="ce108">
            <text:p>－ <text:s text:c="2"/>1.11</text:p>
          </table:table-cell>
          <table:table-cell table:style-name="ce19"/>
          <table:table-cell table:number-columns-repeated="16371"/>
        </table:table-row>
        <table:table-row table:style-name="ro11">
          <table:table-cell office:value-type="string" table:style-name="ce104">
            <text:p>較本年上月</text:p>
            <text:p>増減 (%)</text:p>
          </table:table-cell>
          <table:table-cell office:value-type="float" office:value="0" table:style-name="ce109">
            <text:p>－</text:p>
          </table:table-cell>
          <table:table-cell office:value-type="float" office:value="0" table:style-name="ce109">
            <text:p>－</text:p>
          </table:table-cell>
          <table:table-cell office:value-type="float" office:value="0" table:style-name="ce109">
            <text:p>－</text:p>
          </table:table-cell>
          <table:table-cell office:value-type="float" office:value="1.4010704177991986E-3" table:style-name="ce110">
            <text:p>0.00</text:p>
          </table:table-cell>
          <table:table-cell office:value-type="float" office:value="0.11725022756887411" table:style-name="ce109">
            <text:p>0.12</text:p>
          </table:table-cell>
          <table:table-cell office:value-type="float" office:value="6.6423548847865102E-3" table:style-name="ce111">
            <text:p>0.01</text:p>
          </table:table-cell>
          <table:table-cell office:value-type="float" office:value="-5.1253966736688134E-3" table:style-name="ce112">
            <text:p><text:s text:c="3"/>－0.01</text:p>
          </table:table-cell>
          <table:table-cell office:value-type="float" office:value="1.8233649876899724E-2" table:style-name="ce109">
            <text:p>0.02</text:p>
          </table:table-cell>
          <table:table-cell office:value-type="float" office:value="-2.0304568527914742E-2" table:style-name="ce113">
            <text:p>－ <text:s text:c="2"/>0.02</text:p>
          </table:table-cell>
          <table:table-cell office:value-type="float" office:value="6.1374167612795929E-3" table:style-name="ce109">
            <text:p>0.01</text:p>
          </table:table-cell>
          <table:table-cell office:value-type="float" office:value="-0.37174721189590287" table:style-name="ce114">
            <text:p><text:s text:c="3"/>－0.37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18"/>
          <table:table-cell office:value-type="string" table:style-name="ce17">
            <text:p>內政部戶政司<text:span text:style-name="T3"><text:s/></text:span>民國<text:span text:style-name="T3">108</text:span>年<text:span text:style-name="T3">8</text:span>月<text:span text:style-name="T3">5</text:span>日編製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6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4.96年12月起，我國土地面積增列東沙群島東沙島(2.38平方公里)及南沙群島太平島(0.4896平方公里)，由高雄市代管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6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12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number-rows-repeated="1048523" table:style-name="ro13">
          <table:table-cell table:number-columns-repeated="16384"/>
        </table:table-row>
      </table:table>
      <table:table table:name="02-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4">
          <table:table-cell office:value-type="string" table:number-columns-spanned="12" table:number-rows-spanned="1" table:style-name="ce124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4" table:style-name="ce69"/>
          <table:table-cell office:value-type="string" table:style-name="ce70">
            <text:p><text:s text:c="4"/>中 華 民 國 108 年 7月 底</text:p>
          </table:table-cell>
          <table:table-cell table:number-columns-repeated="4" table:style-name="ce69"/>
          <table:table-cell office:value-type="string" table:style-name="ce35">
            <text:p><text:s text:c="10"/>單位：平方公里；個；戶；人</text:p>
          </table:table-cell>
          <table:table-cell table:style-name="ce69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33">
            <text:p>區<text:span text:style-name="T3"><text:s text:c="2"/></text:span>域<text:span text:style-name="T3"><text:s text:c="2"/></text:span>別</text:p>
          </table:table-cell>
          <table:table-cell office:value-type="string" table:style-name="ce68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67">
            <text:p>鄉鎮</text:p>
          </table:table-cell>
          <table:table-cell office:value-type="string" table:number-columns-spanned="1" table:number-rows-spanned="2" table:style-name="ce134">
            <text:p>村里數</text:p>
          </table:table-cell>
          <table:table-cell office:value-type="string" table:number-columns-spanned="1" table:number-rows-spanned="2" table:style-name="ce134">
            <text:p>鄰<text:span text:style-name="T3"><text:s text:c="2"/></text:span>數</text:p>
          </table:table-cell>
          <table:table-cell office:value-type="string" table:number-columns-spanned="1" table:number-rows-spanned="2" table:style-name="ce134">
            <text:p>戶<text:span text:style-name="T3"><text:s text:c="2"/></text:span>數</text:p>
          </table:table-cell>
          <table:table-cell office:value-type="string" table:number-columns-spanned="3" table:number-rows-spanned="1" table:style-name="ce134">
            <text:p>人　　口　　數</text:p>
          </table:table-cell>
          <table:covered-table-cell table:number-columns-repeated="2"/>
          <table:table-cell office:value-type="string" table:style-name="ce31">
            <text:p>性別比例<text:span text:style-name="T3"><text:s/>(<text:s/></text:span>每百</text:p>
          </table:table-cell>
          <table:table-cell office:value-type="string" table:style-name="ce30">
            <text:p>人口密度 ( 每平</text:p>
          </table:table-cell>
          <table:table-cell office:value-type="string" table:style-name="ce30">
            <text:p>戶<text:s/>量 ( 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66">
            <text:p>( 平方公里 )</text:p>
          </table:table-cell>
          <table:table-cell office:value-type="string" table:style-name="ce65">
            <text:p>市區數</text:p>
          </table:table-cell>
          <table:covered-table-cell/>
          <table:covered-table-cell/>
          <table:covered-table-cell/>
          <table:table-cell office:value-type="string" table:style-name="ce27">
            <text:p>總<text:span text:style-name="T3"><text:s text:c="3"/></text:span>計</text:p>
          </table:table-cell>
          <table:table-cell office:value-type="string" table:style-name="ce27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女子所當男子數<text:span text:style-name="T3"><text:s/>)</text:span></text:p>
          </table:table-cell>
          <table:table-cell office:value-type="string" table:style-name="ce24">
            <text:p>方公里人口數 )</text:p>
          </table:table-cell>
          <table:table-cell office:value-type="string" table:style-name="ce64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12">
          <table:table-cell office:value-type="string" table:style-name="ce57">
            <text:p>總 <text:s text:c="4"/>計</text:p>
          </table:table-cell>
          <table:table-cell office:value-type="float" office:value="36197.066899999998" table:style-name="ce115">
            <text:p>36,197.0669</text:p>
          </table:table-cell>
          <table:table-cell office:value-type="float" office:value="368" table:style-name="ce116">
            <text:p><text:s text:c="3"/>368</text:p>
          </table:table-cell>
          <table:table-cell office:value-type="float" office:value="7760" table:style-name="ce96">
            <text:p><text:s text:c="3"/>7,760</text:p>
          </table:table-cell>
          <table:table-cell office:value-type="float" office:value="142750" table:style-name="ce96">
            <text:p><text:s text:c="3"/>142,750</text:p>
          </table:table-cell>
          <table:table-cell office:value-type="float" office:value="8788954" table:style-name="ce96">
            <text:p><text:s text:c="3"/>8,788,954</text:p>
          </table:table-cell>
          <table:table-cell office:value-type="float" office:value="23592598" table:style-name="ce96">
            <text:p><text:s text:c="3"/>23,592,598</text:p>
          </table:table-cell>
          <table:table-cell office:value-type="float" office:value="11705811" table:style-name="ce96">
            <text:p><text:s text:c="3"/>11,705,811</text:p>
          </table:table-cell>
          <table:table-cell office:value-type="float" office:value="11886787" table:style-name="ce96">
            <text:p><text:s text:c="3"/>11,886,787</text:p>
          </table:table-cell>
          <table:table-cell office:value-type="float" office:value="98.48" table:style-name="ce97">
            <text:p>98.48</text:p>
          </table:table-cell>
          <table:table-cell office:value-type="float" office:value="651.78" table:style-name="ce97">
            <text:p>651.78</text:p>
          </table:table-cell>
          <table:table-cell office:value-type="float" office:value="2.68" table:style-name="ce98">
            <text:p>2.68</text:p>
          </table:table-cell>
          <table:table-cell table:style-name="ce12"/>
          <table:table-cell table:style-name="ce59"/>
          <table:table-cell table:style-name="ce62"/>
          <table:table-cell table:style-name="ce61"/>
          <table:table-cell table:style-name="ce12"/>
          <table:table-cell table:number-columns-repeated="16367"/>
        </table:table-row>
        <table:table-row table:style-name="ro16">
          <table:table-cell office:value-type="string" table:style-name="ce57">
            <text:p>新北市</text:p>
          </table:table-cell>
          <table:table-cell office:value-type="float" office:value="2052.5666999999999" table:style-name="ce119">
            <text:p>2,052.5667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1032" table:style-name="ce96">
            <text:p><text:s text:c="3"/>1,032</text:p>
          </table:table-cell>
          <table:table-cell office:value-type="float" office:value="22156" table:style-name="ce96">
            <text:p><text:s text:c="3"/>22,156</text:p>
          </table:table-cell>
          <table:table-cell office:value-type="float" office:value="1574033" table:style-name="ce96">
            <text:p><text:s text:c="3"/>1,574,033</text:p>
          </table:table-cell>
          <table:table-cell office:value-type="float" office:value="4007814" table:style-name="ce96">
            <text:p><text:s text:c="3"/>4,007,814</text:p>
          </table:table-cell>
          <table:table-cell office:value-type="float" office:value="1959173" table:style-name="ce96">
            <text:p><text:s text:c="3"/>1,959,173</text:p>
          </table:table-cell>
          <table:table-cell office:value-type="float" office:value="2048641" table:style-name="ce96">
            <text:p><text:s text:c="3"/>2,048,641</text:p>
          </table:table-cell>
          <table:table-cell office:value-type="float" office:value="95.63" table:style-name="ce97">
            <text:p>95.63</text:p>
          </table:table-cell>
          <table:table-cell office:value-type="float" office:value="1952.59" table:style-name="ce97">
            <text:p>1,952.59</text:p>
          </table:table-cell>
          <table:table-cell office:value-type="float" office:value="2.5499999999999998" table:style-name="ce98">
            <text:p>2.55</text:p>
          </table:table-cell>
          <table:table-cell table:style-name="ce12"/>
          <table:table-cell table:style-name="ce63"/>
          <table:table-cell table:style-name="ce62"/>
          <table:table-cell table:style-name="ce61"/>
          <table:table-cell table:style-name="ce12"/>
          <table:table-cell table:number-columns-repeated="16367"/>
        </table:table-row>
        <table:table-row table:style-name="ro16">
          <table:table-cell office:value-type="string" table:style-name="ce60">
            <text:p>臺北市</text:p>
          </table:table-cell>
          <table:table-cell office:value-type="float" office:value="271.79969999999997" table:style-name="ce119">
            <text:p>271.7997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456" table:style-name="ce96">
            <text:p><text:s text:c="3"/>456</text:p>
          </table:table-cell>
          <table:table-cell office:value-type="float" office:value="9564" table:style-name="ce96">
            <text:p><text:s text:c="3"/>9,564</text:p>
          </table:table-cell>
          <table:table-cell office:value-type="float" office:value="1058501" table:style-name="ce96">
            <text:p><text:s text:c="3"/>1,058,501</text:p>
          </table:table-cell>
          <table:table-cell office:value-type="float" office:value="2654008" table:style-name="ce96">
            <text:p><text:s text:c="3"/>2,654,008</text:p>
          </table:table-cell>
          <table:table-cell office:value-type="float" office:value="1265088" table:style-name="ce96">
            <text:p><text:s text:c="3"/>1,265,088</text:p>
          </table:table-cell>
          <table:table-cell office:value-type="float" office:value="1388920" table:style-name="ce96">
            <text:p><text:s text:c="3"/>1,388,920</text:p>
          </table:table-cell>
          <table:table-cell office:value-type="float" office:value="91.08" table:style-name="ce97">
            <text:p>91.08</text:p>
          </table:table-cell>
          <table:table-cell office:value-type="float" office:value="9764.57" table:style-name="ce97">
            <text:p>9,764.57</text:p>
          </table:table-cell>
          <table:table-cell office:value-type="float" office:value="2.5099999999999998" table:style-name="ce98">
            <text:p>2.51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6">
          <table:table-cell office:value-type="string" table:style-name="ce57">
            <text:p>桃園市</text:p>
          </table:table-cell>
          <table:table-cell office:value-type="float" office:value="1220.954" table:style-name="ce119">
            <text:p>1,220.9540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504" table:style-name="ce96">
            <text:p><text:s text:c="3"/>504</text:p>
          </table:table-cell>
          <table:table-cell office:value-type="float" office:value="11811" table:style-name="ce96">
            <text:p><text:s text:c="3"/>11,811</text:p>
          </table:table-cell>
          <table:table-cell office:value-type="float" office:value="818144" table:style-name="ce96">
            <text:p><text:s text:c="3"/>818,144</text:p>
          </table:table-cell>
          <table:table-cell office:value-type="float" office:value="2237943" table:style-name="ce96">
            <text:p><text:s text:c="3"/>2,237,943</text:p>
          </table:table-cell>
          <table:table-cell office:value-type="float" office:value="1111403" table:style-name="ce96">
            <text:p><text:s text:c="3"/>1,111,403</text:p>
          </table:table-cell>
          <table:table-cell office:value-type="float" office:value="1126540" table:style-name="ce96">
            <text:p><text:s text:c="3"/>1,126,540</text:p>
          </table:table-cell>
          <table:table-cell office:value-type="float" office:value="98.66" table:style-name="ce97">
            <text:p>98.66</text:p>
          </table:table-cell>
          <table:table-cell office:value-type="float" office:value="1832.95" table:style-name="ce97">
            <text:p>1,832.95</text:p>
          </table:table-cell>
          <table:table-cell office:value-type="float" office:value="2.74" table:style-name="ce98">
            <text:p>2.74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7">
          <table:table-cell office:value-type="string" table:style-name="ce57">
            <text:p>臺中市</text:p>
          </table:table-cell>
          <table:table-cell office:value-type="float" office:value="2214.8968" table:style-name="ce119">
            <text:p>2,214.8968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625" table:style-name="ce96">
            <text:p><text:s text:c="3"/>625</text:p>
          </table:table-cell>
          <table:table-cell office:value-type="float" office:value="12518" table:style-name="ce96">
            <text:p><text:s text:c="3"/>12,518</text:p>
          </table:table-cell>
          <table:table-cell office:value-type="float" office:value="980922" table:style-name="ce96">
            <text:p><text:s text:c="3"/>980,922</text:p>
          </table:table-cell>
          <table:table-cell office:value-type="float" office:value="2811148" table:style-name="ce96">
            <text:p><text:s text:c="3"/>2,811,148</text:p>
          </table:table-cell>
          <table:table-cell office:value-type="float" office:value="1382696" table:style-name="ce96">
            <text:p><text:s text:c="3"/>1,382,696</text:p>
          </table:table-cell>
          <table:table-cell office:value-type="float" office:value="1428452" table:style-name="ce96">
            <text:p><text:s text:c="3"/>1,428,452</text:p>
          </table:table-cell>
          <table:table-cell office:value-type="float" office:value="96.8" table:style-name="ce97">
            <text:p>96.80</text:p>
          </table:table-cell>
          <table:table-cell office:value-type="float" office:value="1269.2" table:style-name="ce97">
            <text:p>1,269.20</text:p>
          </table:table-cell>
          <table:table-cell office:value-type="float" office:value="2.87" table:style-name="ce98">
            <text:p>2.87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6">
          <table:table-cell office:value-type="string" table:style-name="ce57">
            <text:p>臺南市</text:p>
          </table:table-cell>
          <table:table-cell office:value-type="float" office:value="2191.6531" table:style-name="ce119">
            <text:p>2,191.6531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649" table:style-name="ce96">
            <text:p><text:s text:c="3"/>649</text:p>
          </table:table-cell>
          <table:table-cell office:value-type="float" office:value="9653" table:style-name="ce96">
            <text:p><text:s text:c="3"/>9,653</text:p>
          </table:table-cell>
          <table:table-cell office:value-type="float" office:value="693158" table:style-name="ce96">
            <text:p><text:s text:c="3"/>693,158</text:p>
          </table:table-cell>
          <table:table-cell office:value-type="float" office:value="1881796" table:style-name="ce96">
            <text:p><text:s text:c="3"/>1,881,796</text:p>
          </table:table-cell>
          <table:table-cell office:value-type="float" office:value="938297" table:style-name="ce96">
            <text:p><text:s text:c="3"/>938,297</text:p>
          </table:table-cell>
          <table:table-cell office:value-type="float" office:value="943499" table:style-name="ce96">
            <text:p><text:s text:c="3"/>943,499</text:p>
          </table:table-cell>
          <table:table-cell office:value-type="float" office:value="99.45" table:style-name="ce97">
            <text:p>99.45</text:p>
          </table:table-cell>
          <table:table-cell office:value-type="float" office:value="858.62" table:style-name="ce97">
            <text:p>858.62</text:p>
          </table:table-cell>
          <table:table-cell office:value-type="float" office:value="2.71" table:style-name="ce98">
            <text:p>2.71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8">
          <table:table-cell office:value-type="string" table:style-name="ce57">
            <text:p>高雄市</text:p>
          </table:table-cell>
          <table:table-cell office:value-type="float" office:value="2951.8524000000002" table:style-name="ce119">
            <text:p>2,951.8524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891" table:style-name="ce96">
            <text:p><text:s text:c="3"/>891</text:p>
          </table:table-cell>
          <table:table-cell office:value-type="float" office:value="17310" table:style-name="ce96">
            <text:p><text:s text:c="3"/>17,310</text:p>
          </table:table-cell>
          <table:table-cell office:value-type="float" office:value="1105884" table:style-name="ce96">
            <text:p><text:s text:c="3"/>1,105,884</text:p>
          </table:table-cell>
          <table:table-cell office:value-type="float" office:value="2773591" table:style-name="ce96">
            <text:p><text:s text:c="3"/>2,773,591</text:p>
          </table:table-cell>
          <table:table-cell office:value-type="float" office:value="1370832" table:style-name="ce96">
            <text:p><text:s text:c="3"/>1,370,832</text:p>
          </table:table-cell>
          <table:table-cell office:value-type="float" office:value="1402759" table:style-name="ce96">
            <text:p><text:s text:c="3"/>1,402,759</text:p>
          </table:table-cell>
          <table:table-cell office:value-type="float" office:value="97.72" table:style-name="ce97">
            <text:p>97.72</text:p>
          </table:table-cell>
          <table:table-cell office:value-type="float" office:value="939.61" table:style-name="ce97">
            <text:p>939.61</text:p>
          </table:table-cell>
          <table:table-cell office:value-type="float" office:value="2.5099999999999998" table:style-name="ce98">
            <text:p>2.51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7">
          <table:table-cell office:value-type="string" table:style-name="ce57">
            <text:p>臺灣省</text:p>
          </table:table-cell>
          <table:table-cell office:value-type="float" office:value="25110.003700000001" table:style-name="ce119">
            <text:p>25,110.0037</text:p>
          </table:table-cell>
          <table:table-cell office:value-type="float" office:value="200" table:style-name="ce120">
            <text:p><text:s text:c="3"/>200</text:p>
          </table:table-cell>
          <table:table-cell office:value-type="float" office:value="3544" table:style-name="ce96">
            <text:p><text:s text:c="3"/>3,544</text:p>
          </table:table-cell>
          <table:table-cell office:value-type="float" office:value="58826" table:style-name="ce96">
            <text:p><text:s text:c="3"/>58,826</text:p>
          </table:table-cell>
          <table:table-cell office:value-type="float" office:value="2514155" table:style-name="ce96">
            <text:p><text:s text:c="3"/>2,514,155</text:p>
          </table:table-cell>
          <table:table-cell office:value-type="float" office:value="7073871" table:style-name="ce96">
            <text:p><text:s text:c="3"/>7,073,871</text:p>
          </table:table-cell>
          <table:table-cell office:value-type="float" office:value="3601266" table:style-name="ce96">
            <text:p><text:s text:c="3"/>3,601,266</text:p>
          </table:table-cell>
          <table:table-cell office:value-type="float" office:value="3472605" table:style-name="ce96">
            <text:p><text:s text:c="3"/>3,472,605</text:p>
          </table:table-cell>
          <table:table-cell office:value-type="float" office:value="103.71" table:style-name="ce97">
            <text:p>103.71</text:p>
          </table:table-cell>
          <table:table-cell office:value-type="float" office:value="281.72000000000003" table:style-name="ce97">
            <text:p>281.72</text:p>
          </table:table-cell>
          <table:table-cell office:value-type="float" office:value="2.81" table:style-name="ce98">
            <text:p>2.81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6">
          <table:table-cell office:value-type="string" table:style-name="ce53">
            <text:p>宜蘭縣</text:p>
          </table:table-cell>
          <table:table-cell office:value-type="float" office:value="2143.6251000000002" table:style-name="ce121">
            <text:p>2,143.6251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233" table:style-name="ce100">
            <text:p><text:s text:c="3"/>233</text:p>
          </table:table-cell>
          <table:table-cell office:value-type="float" office:value="3660" table:style-name="ce100">
            <text:p><text:s text:c="3"/>3,660</text:p>
          </table:table-cell>
          <table:table-cell office:value-type="float" office:value="170042" table:style-name="ce100">
            <text:p><text:s text:c="3"/>170,042</text:p>
          </table:table-cell>
          <table:table-cell office:value-type="float" office:value="454636" table:style-name="ce100">
            <text:p><text:s text:c="3"/>454,636</text:p>
          </table:table-cell>
          <table:table-cell office:value-type="float" office:value="229596" table:style-name="ce100">
            <text:p><text:s text:c="3"/>229,596</text:p>
          </table:table-cell>
          <table:table-cell office:value-type="float" office:value="225040" table:style-name="ce100">
            <text:p><text:s text:c="3"/>225,040</text:p>
          </table:table-cell>
          <table:table-cell office:value-type="float" office:value="102.02" table:style-name="ce101">
            <text:p>102.02</text:p>
          </table:table-cell>
          <table:table-cell office:value-type="float" office:value="212.09" table:style-name="ce101">
            <text:p>212.09</text:p>
          </table:table-cell>
          <table:table-cell office:value-type="float" office:value="2.67" table:style-name="ce102">
            <text:p>2.67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2">
          <table:table-cell office:value-type="string" table:style-name="ce53">
            <text:p>新竹縣</text:p>
          </table:table-cell>
          <table:table-cell office:value-type="float" office:value="1427.5369000000001" table:style-name="ce121">
            <text:p>1,427.5369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92" table:style-name="ce100">
            <text:p><text:s text:c="3"/>192</text:p>
          </table:table-cell>
          <table:table-cell office:value-type="float" office:value="3289" table:style-name="ce100">
            <text:p><text:s text:c="3"/>3,289</text:p>
          </table:table-cell>
          <table:table-cell office:value-type="float" office:value="198307" table:style-name="ce100">
            <text:p><text:s text:c="3"/>198,307</text:p>
          </table:table-cell>
          <table:table-cell office:value-type="float" office:value="560719" table:style-name="ce100">
            <text:p><text:s text:c="3"/>560,719</text:p>
          </table:table-cell>
          <table:table-cell office:value-type="float" office:value="286222" table:style-name="ce100">
            <text:p><text:s text:c="3"/>286,222</text:p>
          </table:table-cell>
          <table:table-cell office:value-type="float" office:value="274497" table:style-name="ce100">
            <text:p><text:s text:c="3"/>274,497</text:p>
          </table:table-cell>
          <table:table-cell office:value-type="float" office:value="104.27" table:style-name="ce101">
            <text:p>104.27</text:p>
          </table:table-cell>
          <table:table-cell office:value-type="float" office:value="392.79" table:style-name="ce101">
            <text:p>392.79</text:p>
          </table:table-cell>
          <table:table-cell office:value-type="float" office:value="2.83" table:style-name="ce102">
            <text:p>2.83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2">
          <table:table-cell office:value-type="string" table:style-name="ce53">
            <text:p>苗栗縣</text:p>
          </table:table-cell>
          <table:table-cell office:value-type="float" office:value="1820.3149000000001" table:style-name="ce121">
            <text:p>1,820.3149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275" table:style-name="ce100">
            <text:p><text:s text:c="3"/>275</text:p>
          </table:table-cell>
          <table:table-cell office:value-type="float" office:value="4679" table:style-name="ce100">
            <text:p><text:s text:c="3"/>4,679</text:p>
          </table:table-cell>
          <table:table-cell office:value-type="float" office:value="190328" table:style-name="ce100">
            <text:p><text:s text:c="3"/>190,328</text:p>
          </table:table-cell>
          <table:table-cell office:value-type="float" office:value="546461" table:style-name="ce100">
            <text:p><text:s text:c="3"/>546,461</text:p>
          </table:table-cell>
          <table:table-cell office:value-type="float" office:value="281886" table:style-name="ce100">
            <text:p><text:s text:c="3"/>281,886</text:p>
          </table:table-cell>
          <table:table-cell office:value-type="float" office:value="264575" table:style-name="ce100">
            <text:p><text:s text:c="3"/>264,575</text:p>
          </table:table-cell>
          <table:table-cell office:value-type="float" office:value="106.54" table:style-name="ce101">
            <text:p>106.54</text:p>
          </table:table-cell>
          <table:table-cell office:value-type="float" office:value="300.2" table:style-name="ce101">
            <text:p>300.20</text:p>
          </table:table-cell>
          <table:table-cell office:value-type="float" office:value="2.87" table:style-name="ce102">
            <text:p>2.87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2">
          <table:table-cell office:value-type="string" table:style-name="ce53">
            <text:p>彰化縣</text:p>
          </table:table-cell>
          <table:table-cell office:value-type="float" office:value="1074.396" table:style-name="ce121">
            <text:p>1,074.3960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589" table:style-name="ce100">
            <text:p><text:s text:c="3"/>589</text:p>
          </table:table-cell>
          <table:table-cell office:value-type="float" office:value="9168" table:style-name="ce100">
            <text:p><text:s text:c="3"/>9,168</text:p>
          </table:table-cell>
          <table:table-cell office:value-type="float" office:value="391126" table:style-name="ce100">
            <text:p><text:s text:c="3"/>391,126</text:p>
          </table:table-cell>
          <table:table-cell office:value-type="float" office:value="1274274" table:style-name="ce100">
            <text:p><text:s text:c="3"/>1,274,274</text:p>
          </table:table-cell>
          <table:table-cell office:value-type="float" office:value="648533" table:style-name="ce100">
            <text:p><text:s text:c="3"/>648,533</text:p>
          </table:table-cell>
          <table:table-cell office:value-type="float" office:value="625741" table:style-name="ce100">
            <text:p><text:s text:c="3"/>625,741</text:p>
          </table:table-cell>
          <table:table-cell office:value-type="float" office:value="103.64" table:style-name="ce101">
            <text:p>103.64</text:p>
          </table:table-cell>
          <table:table-cell office:value-type="float" office:value="1186.04" table:style-name="ce101">
            <text:p>1,186.04</text:p>
          </table:table-cell>
          <table:table-cell office:value-type="float" office:value="3.26" table:style-name="ce102">
            <text:p>3.26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9">
          <table:table-cell office:value-type="string" table:style-name="ce53">
            <text:p>南投縣</text:p>
          </table:table-cell>
          <table:table-cell office:value-type="float" office:value="4106.4359999999997" table:style-name="ce121">
            <text:p>4,106.4360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262" table:style-name="ce100">
            <text:p><text:s text:c="3"/>262</text:p>
          </table:table-cell>
          <table:table-cell office:value-type="float" office:value="4274" table:style-name="ce100">
            <text:p><text:s text:c="3"/>4,274</text:p>
          </table:table-cell>
          <table:table-cell office:value-type="float" office:value="178697" table:style-name="ce100">
            <text:p><text:s text:c="3"/>178,697</text:p>
          </table:table-cell>
          <table:table-cell office:value-type="float" office:value="495084" table:style-name="ce100">
            <text:p><text:s text:c="3"/>495,084</text:p>
          </table:table-cell>
          <table:table-cell office:value-type="float" office:value="253340" table:style-name="ce100">
            <text:p><text:s text:c="3"/>253,340</text:p>
          </table:table-cell>
          <table:table-cell office:value-type="float" office:value="241744" table:style-name="ce100">
            <text:p><text:s text:c="3"/>241,744</text:p>
          </table:table-cell>
          <table:table-cell office:value-type="float" office:value="104.8" table:style-name="ce101">
            <text:p>104.80</text:p>
          </table:table-cell>
          <table:table-cell office:value-type="float" office:value="120.56" table:style-name="ce101">
            <text:p>120.56</text:p>
          </table:table-cell>
          <table:table-cell office:value-type="float" office:value="2.77" table:style-name="ce102">
            <text:p>2.77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53">
            <text:p>雲林縣</text:p>
          </table:table-cell>
          <table:table-cell office:value-type="float" office:value="1290.8326" table:style-name="ce121">
            <text:p>1,290.8326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391" table:style-name="ce100">
            <text:p><text:s text:c="3"/>391</text:p>
          </table:table-cell>
          <table:table-cell office:value-type="float" office:value="6465" table:style-name="ce100">
            <text:p><text:s text:c="3"/>6,465</text:p>
          </table:table-cell>
          <table:table-cell office:value-type="float" office:value="241464" table:style-name="ce100">
            <text:p><text:s text:c="3"/>241,464</text:p>
          </table:table-cell>
          <table:table-cell office:value-type="float" office:value="682912" table:style-name="ce100">
            <text:p><text:s text:c="3"/>682,912</text:p>
          </table:table-cell>
          <table:table-cell office:value-type="float" office:value="353819" table:style-name="ce100">
            <text:p><text:s text:c="3"/>353,819</text:p>
          </table:table-cell>
          <table:table-cell office:value-type="float" office:value="329093" table:style-name="ce100">
            <text:p><text:s text:c="3"/>329,093</text:p>
          </table:table-cell>
          <table:table-cell office:value-type="float" office:value="107.51" table:style-name="ce101">
            <text:p>107.51</text:p>
          </table:table-cell>
          <table:table-cell office:value-type="float" office:value="529.04999999999995" table:style-name="ce101">
            <text:p>529.05</text:p>
          </table:table-cell>
          <table:table-cell office:value-type="float" office:value="2.83" table:style-name="ce102">
            <text:p>2.83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53">
            <text:p>嘉義縣</text:p>
          </table:table-cell>
          <table:table-cell office:value-type="float" office:value="1903.6367" table:style-name="ce121">
            <text:p>1,903.6367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57" table:style-name="ce100">
            <text:p><text:s text:c="3"/>357</text:p>
          </table:table-cell>
          <table:table-cell office:value-type="float" office:value="5340" table:style-name="ce100">
            <text:p><text:s text:c="3"/>5,340</text:p>
          </table:table-cell>
          <table:table-cell office:value-type="float" office:value="183347" table:style-name="ce100">
            <text:p><text:s text:c="3"/>183,347</text:p>
          </table:table-cell>
          <table:table-cell office:value-type="float" office:value="504453" table:style-name="ce100">
            <text:p><text:s text:c="3"/>504,453</text:p>
          </table:table-cell>
          <table:table-cell office:value-type="float" office:value="261974" table:style-name="ce100">
            <text:p><text:s text:c="3"/>261,974</text:p>
          </table:table-cell>
          <table:table-cell office:value-type="float" office:value="242479" table:style-name="ce100">
            <text:p><text:s text:c="3"/>242,479</text:p>
          </table:table-cell>
          <table:table-cell office:value-type="float" office:value="108.04" table:style-name="ce101">
            <text:p>108.04</text:p>
          </table:table-cell>
          <table:table-cell office:value-type="float" office:value="264.99" table:style-name="ce101">
            <text:p>264.99</text:p>
          </table:table-cell>
          <table:table-cell office:value-type="float" office:value="2.75" table:style-name="ce102">
            <text:p>2.75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53">
            <text:p>屏東縣</text:p>
          </table:table-cell>
          <table:table-cell office:value-type="float" office:value="2775.6003000000001" table:style-name="ce121">
            <text:p>2,775.6003</text:p>
          </table:table-cell>
          <table:table-cell office:value-type="float" office:value="33" table:style-name="ce122">
            <text:p><text:s text:c="3"/>33</text:p>
          </table:table-cell>
          <table:table-cell office:value-type="float" office:value="463" table:style-name="ce100">
            <text:p><text:s text:c="3"/>463</text:p>
          </table:table-cell>
          <table:table-cell office:value-type="float" office:value="7396" table:style-name="ce100">
            <text:p><text:s text:c="3"/>7,396</text:p>
          </table:table-cell>
          <table:table-cell office:value-type="float" office:value="288981" table:style-name="ce100">
            <text:p><text:s text:c="3"/>288,981</text:p>
          </table:table-cell>
          <table:table-cell office:value-type="float" office:value="821196" table:style-name="ce100">
            <text:p><text:s text:c="3"/>821,196</text:p>
          </table:table-cell>
          <table:table-cell office:value-type="float" office:value="419100" table:style-name="ce100">
            <text:p><text:s text:c="3"/>419,100</text:p>
          </table:table-cell>
          <table:table-cell office:value-type="float" office:value="402096" table:style-name="ce100">
            <text:p><text:s text:c="3"/>402,096</text:p>
          </table:table-cell>
          <table:table-cell office:value-type="float" office:value="104.23" table:style-name="ce101">
            <text:p>104.23</text:p>
          </table:table-cell>
          <table:table-cell office:value-type="float" office:value="295.86" table:style-name="ce101">
            <text:p>295.86</text:p>
          </table:table-cell>
          <table:table-cell office:value-type="float" office:value="2.84" table:style-name="ce102">
            <text:p>2.84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9">
          <table:table-cell office:value-type="string" table:style-name="ce53">
            <text:p>臺東縣</text:p>
          </table:table-cell>
          <table:table-cell office:value-type="float" office:value="3515.2525999999998" table:style-name="ce121">
            <text:p>3,515.2526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47" table:style-name="ce100">
            <text:p><text:s text:c="3"/>147</text:p>
          </table:table-cell>
          <table:table-cell office:value-type="float" office:value="2683" table:style-name="ce100">
            <text:p><text:s text:c="3"/>2,683</text:p>
          </table:table-cell>
          <table:table-cell office:value-type="float" office:value="83167" table:style-name="ce100">
            <text:p><text:s text:c="3"/>83,167</text:p>
          </table:table-cell>
          <table:table-cell office:value-type="float" office:value="217540" table:style-name="ce100">
            <text:p><text:s text:c="3"/>217,540</text:p>
          </table:table-cell>
          <table:table-cell office:value-type="float" office:value="112052" table:style-name="ce100">
            <text:p><text:s text:c="3"/>112,052</text:p>
          </table:table-cell>
          <table:table-cell office:value-type="float" office:value="105488" table:style-name="ce100">
            <text:p><text:s text:c="3"/>105,488</text:p>
          </table:table-cell>
          <table:table-cell office:value-type="float" office:value="106.22" table:style-name="ce101">
            <text:p>106.22</text:p>
          </table:table-cell>
          <table:table-cell office:value-type="float" office:value="61.88" table:style-name="ce101">
            <text:p>61.88</text:p>
          </table:table-cell>
          <table:table-cell office:value-type="float" office:value="2.62" table:style-name="ce102">
            <text:p>2.62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花蓮縣</text:p>
          </table:table-cell>
          <table:table-cell office:value-type="float" office:value="4628.5713999999998" table:style-name="ce121">
            <text:p>4,628.5714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76" table:style-name="ce100">
            <text:p><text:s text:c="3"/>176</text:p>
          </table:table-cell>
          <table:table-cell office:value-type="float" office:value="3575" table:style-name="ce100">
            <text:p><text:s text:c="3"/>3,575</text:p>
          </table:table-cell>
          <table:table-cell office:value-type="float" office:value="126371" table:style-name="ce100">
            <text:p><text:s text:c="3"/>126,371</text:p>
          </table:table-cell>
          <table:table-cell office:value-type="float" office:value="326813" table:style-name="ce100">
            <text:p><text:s text:c="3"/>326,813</text:p>
          </table:table-cell>
          <table:table-cell office:value-type="float" office:value="165472" table:style-name="ce100">
            <text:p><text:s text:c="3"/>165,472</text:p>
          </table:table-cell>
          <table:table-cell office:value-type="float" office:value="161341" table:style-name="ce100">
            <text:p><text:s text:c="3"/>161,341</text:p>
          </table:table-cell>
          <table:table-cell office:value-type="float" office:value="102.56" table:style-name="ce101">
            <text:p>102.56</text:p>
          </table:table-cell>
          <table:table-cell office:value-type="float" office:value="70.61" table:style-name="ce101">
            <text:p>70.61</text:p>
          </table:table-cell>
          <table:table-cell office:value-type="float" office:value="2.59" table:style-name="ce102">
            <text:p>2.59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澎湖縣</text:p>
          </table:table-cell>
          <table:table-cell office:value-type="float" office:value="126.86409999999999" table:style-name="ce121">
            <text:p>126.8641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96" table:style-name="ce100">
            <text:p><text:s text:c="3"/>96</text:p>
          </table:table-cell>
          <table:table-cell office:value-type="float" office:value="1396" table:style-name="ce100">
            <text:p><text:s text:c="3"/>1,396</text:p>
          </table:table-cell>
          <table:table-cell office:value-type="float" office:value="40948" table:style-name="ce100">
            <text:p><text:s text:c="3"/>40,948</text:p>
          </table:table-cell>
          <table:table-cell office:value-type="float" office:value="104708" table:style-name="ce100">
            <text:p><text:s text:c="3"/>104,708</text:p>
          </table:table-cell>
          <table:table-cell office:value-type="float" office:value="54009" table:style-name="ce100">
            <text:p><text:s text:c="3"/>54,009</text:p>
          </table:table-cell>
          <table:table-cell office:value-type="float" office:value="50699" table:style-name="ce100">
            <text:p><text:s text:c="3"/>50,699</text:p>
          </table:table-cell>
          <table:table-cell office:value-type="float" office:value="106.53" table:style-name="ce101">
            <text:p>106.53</text:p>
          </table:table-cell>
          <table:table-cell office:value-type="float" office:value="825.36" table:style-name="ce101">
            <text:p>825.36</text:p>
          </table:table-cell>
          <table:table-cell office:value-type="float" office:value="2.56" table:style-name="ce102">
            <text:p>2.56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53">
            <text:p>基隆市</text:p>
          </table:table-cell>
          <table:table-cell office:value-type="float" office:value="132.75890000000001" table:style-name="ce121">
            <text:p>132.7589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157" table:style-name="ce100">
            <text:p><text:s text:c="3"/>157</text:p>
          </table:table-cell>
          <table:table-cell office:value-type="float" office:value="3325" table:style-name="ce100">
            <text:p><text:s text:c="3"/>3,325</text:p>
          </table:table-cell>
          <table:table-cell office:value-type="float" office:value="154009" table:style-name="ce100">
            <text:p><text:s text:c="3"/>154,009</text:p>
          </table:table-cell>
          <table:table-cell office:value-type="float" office:value="369360" table:style-name="ce100">
            <text:p><text:s text:c="3"/>369,360</text:p>
          </table:table-cell>
          <table:table-cell office:value-type="float" office:value="184486" table:style-name="ce100">
            <text:p><text:s text:c="3"/>184,486</text:p>
          </table:table-cell>
          <table:table-cell office:value-type="float" office:value="184874" table:style-name="ce100">
            <text:p><text:s text:c="3"/>184,874</text:p>
          </table:table-cell>
          <table:table-cell office:value-type="float" office:value="99.79" table:style-name="ce101">
            <text:p>99.79</text:p>
          </table:table-cell>
          <table:table-cell office:value-type="float" office:value="2782.19" table:style-name="ce101">
            <text:p>2,782.19</text:p>
          </table:table-cell>
          <table:table-cell office:value-type="float" office:value="2.4" table:style-name="ce102">
            <text:p>2.40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新竹市</text:p>
          </table:table-cell>
          <table:table-cell office:value-type="float" office:value="104.15260000000001" table:style-name="ce121">
            <text:p>104.1526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122" table:style-name="ce100">
            <text:p><text:s text:c="3"/>122</text:p>
          </table:table-cell>
          <table:table-cell office:value-type="float" office:value="2175" table:style-name="ce100">
            <text:p><text:s text:c="3"/>2,175</text:p>
          </table:table-cell>
          <table:table-cell office:value-type="float" office:value="167100" table:style-name="ce100">
            <text:p><text:s text:c="3"/>167,100</text:p>
          </table:table-cell>
          <table:table-cell office:value-type="float" office:value="447484" table:style-name="ce100">
            <text:p><text:s text:c="3"/>447,484</text:p>
          </table:table-cell>
          <table:table-cell office:value-type="float" office:value="220631" table:style-name="ce100">
            <text:p><text:s text:c="3"/>220,631</text:p>
          </table:table-cell>
          <table:table-cell office:value-type="float" office:value="226853" table:style-name="ce100">
            <text:p><text:s text:c="3"/>226,853</text:p>
          </table:table-cell>
          <table:table-cell office:value-type="float" office:value="97.26" table:style-name="ce101">
            <text:p>97.26</text:p>
          </table:table-cell>
          <table:table-cell office:value-type="float" office:value="4296.43" table:style-name="ce101">
            <text:p>4,296.43</text:p>
          </table:table-cell>
          <table:table-cell office:value-type="float" office:value="2.68" table:style-name="ce102">
            <text:p>2.68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嘉義市</text:p>
          </table:table-cell>
          <table:table-cell office:value-type="float" office:value="60.025599999999997" table:style-name="ce121">
            <text:p>60.0256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84" table:style-name="ce100">
            <text:p><text:s text:c="3"/>84</text:p>
          </table:table-cell>
          <table:table-cell office:value-type="float" office:value="1401" table:style-name="ce100">
            <text:p><text:s text:c="3"/>1,401</text:p>
          </table:table-cell>
          <table:table-cell office:value-type="float" office:value="100268" table:style-name="ce100">
            <text:p><text:s text:c="3"/>100,268</text:p>
          </table:table-cell>
          <table:table-cell office:value-type="float" office:value="268231" table:style-name="ce100">
            <text:p><text:s text:c="3"/>268,231</text:p>
          </table:table-cell>
          <table:table-cell office:value-type="float" office:value="130146" table:style-name="ce100">
            <text:p><text:s text:c="3"/>130,146</text:p>
          </table:table-cell>
          <table:table-cell office:value-type="float" office:value="138085" table:style-name="ce100">
            <text:p><text:s text:c="3"/>138,085</text:p>
          </table:table-cell>
          <table:table-cell office:value-type="float" office:value="94.25" table:style-name="ce101">
            <text:p>94.25</text:p>
          </table:table-cell>
          <table:table-cell office:value-type="float" office:value="4468.6099999999997" table:style-name="ce101">
            <text:p>4,468.61</text:p>
          </table:table-cell>
          <table:table-cell office:value-type="float" office:value="2.68" table:style-name="ce102">
            <text:p>2.68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 table:style-name="ce1"/>
        </table:table-row>
        <table:table-row table:style-name="ro18">
          <table:table-cell office:value-type="string" table:style-name="ce57">
            <text:p>福建省</text:p>
          </table:table-cell>
          <table:table-cell office:value-type="float" office:value="180.45600000000002" table:style-name="ce119">
            <text:p>180.4560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912" table:style-name="ce96">
            <text:p><text:s text:c="3"/>912</text:p>
          </table:table-cell>
          <table:table-cell office:value-type="float" office:value="44157" table:style-name="ce96">
            <text:p><text:s text:c="3"/>44,157</text:p>
          </table:table-cell>
          <table:table-cell office:value-type="float" office:value="152427" table:style-name="ce96">
            <text:p><text:s text:c="3"/>152,427</text:p>
          </table:table-cell>
          <table:table-cell office:value-type="float" office:value="77056" table:style-name="ce96">
            <text:p><text:s text:c="3"/>77,056</text:p>
          </table:table-cell>
          <table:table-cell office:value-type="float" office:value="75371" table:style-name="ce96">
            <text:p><text:s text:c="3"/>75,371</text:p>
          </table:table-cell>
          <table:table-cell office:value-type="float" office:value="102.24" table:style-name="ce97">
            <text:p>102.24</text:p>
          </table:table-cell>
          <table:table-cell office:value-type="float" office:value="844.68" table:style-name="ce97">
            <text:p>844.68</text:p>
          </table:table-cell>
          <table:table-cell office:value-type="float" office:value="3.45" table:style-name="ce98">
            <text:p>3.45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金門縣</text:p>
          </table:table-cell>
          <table:table-cell office:value-type="float" office:value="151.65600000000001" table:style-name="ce121">
            <text:p>151.6560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37" table:style-name="ce100">
            <text:p><text:s text:c="3"/>37</text:p>
          </table:table-cell>
          <table:table-cell office:value-type="float" office:value="776" table:style-name="ce100">
            <text:p><text:s text:c="3"/>776</text:p>
          </table:table-cell>
          <table:table-cell office:value-type="float" office:value="41008" table:style-name="ce100">
            <text:p><text:s text:c="3"/>41,008</text:p>
          </table:table-cell>
          <table:table-cell office:value-type="float" office:value="139365" table:style-name="ce100">
            <text:p><text:s text:c="3"/>139,365</text:p>
          </table:table-cell>
          <table:table-cell office:value-type="float" office:value="69577" table:style-name="ce100">
            <text:p><text:s text:c="3"/>69,577</text:p>
          </table:table-cell>
          <table:table-cell office:value-type="float" office:value="69788" table:style-name="ce100">
            <text:p><text:s text:c="3"/>69,788</text:p>
          </table:table-cell>
          <table:table-cell office:value-type="float" office:value="99.7" table:style-name="ce101">
            <text:p>99.70</text:p>
          </table:table-cell>
          <table:table-cell office:value-type="float" office:value="918.95" table:style-name="ce101">
            <text:p>918.95</text:p>
          </table:table-cell>
          <table:table-cell office:value-type="float" office:value="3.4" table:style-name="ce102">
            <text:p>3.40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連江縣</text:p>
          </table:table-cell>
          <table:table-cell office:value-type="float" office:value="28.8" table:style-name="ce121">
            <text:p>28.8000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22" table:style-name="ce100">
            <text:p><text:s text:c="3"/>22</text:p>
          </table:table-cell>
          <table:table-cell office:value-type="float" office:value="136" table:style-name="ce100">
            <text:p><text:s text:c="3"/>136</text:p>
          </table:table-cell>
          <table:table-cell office:value-type="float" office:value="3149" table:style-name="ce100">
            <text:p><text:s text:c="3"/>3,149</text:p>
          </table:table-cell>
          <table:table-cell office:value-type="float" office:value="13062" table:style-name="ce100">
            <text:p><text:s text:c="3"/>13,062</text:p>
          </table:table-cell>
          <table:table-cell office:value-type="float" office:value="7479" table:style-name="ce100">
            <text:p><text:s text:c="3"/>7,479</text:p>
          </table:table-cell>
          <table:table-cell office:value-type="float" office:value="5583" table:style-name="ce100">
            <text:p><text:s text:c="3"/>5,583</text:p>
          </table:table-cell>
          <table:table-cell office:value-type="float" office:value="133.96" table:style-name="ce101">
            <text:p>133.96</text:p>
          </table:table-cell>
          <table:table-cell office:value-type="float" office:value="453.54" table:style-name="ce101">
            <text:p>453.54</text:p>
          </table:table-cell>
          <table:table-cell office:value-type="float" office:value="4.1500000000000004" table:style-name="ce102">
            <text:p>4.15</text:p>
          </table:table-cell>
          <table:table-cell table:style-name="ce12"/>
          <table:table-cell table:style-name="ce51"/>
          <table:table-cell table:style-name="ce50"/>
          <table:table-cell table:style-name="ce52"/>
          <table:table-cell table:style-name="ce12"/>
          <table:table-cell table:number-columns-repeated="16367" table:style-name="ce1"/>
        </table:table-row>
        <table:table-row table:style-name="ro20">
          <table:table-cell office:value-type="string" table:style-name="ce48">
            <text:p>東沙群島</text:p>
          </table:table-cell>
          <table:table-cell office:value-type="float" office:value="2.38" table:style-name="ce119">
            <text:p>2.3800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table:style-name="ce12"/>
          <table:table-cell table:style-name="ce51"/>
          <table:table-cell table:style-name="ce50"/>
          <table:table-cell table:style-name="ce49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48">
            <text:p>南沙群島</text:p>
          </table:table-cell>
          <table:table-cell office:value-type="float" office:value="0.50449999999999995" table:style-name="ce119">
            <text:p>0.5045</text:p>
          </table:table-cell>
          <table:table-cell office:value-type="string" table:style-name="ce118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table:number-columns-repeated="16372" table:style-name="ce1"/>
        </table:table-row>
        <table:table-row table:style-name="ro21">
          <table:table-cell table:style-name="ce47"/>
          <table:table-cell table:style-name="ce46"/>
          <table:table-cell table:style-name="ce45"/>
          <table:table-cell table:number-columns-repeated="3" table:style-name="ce43"/>
          <table:table-cell table:style-name="ce44"/>
          <table:table-cell table:number-columns-repeated="2" table:style-name="ce43"/>
          <table:table-cell table:number-columns-repeated="2" table:style-name="ce42"/>
          <table:table-cell table:style-name="ce41"/>
          <table:table-cell table:number-columns-repeated="244" table:style-name="ce12"/>
          <table:table-cell table:number-columns-repeated="16128" table:style-name="ce40"/>
        </table:table-row>
        <table:table-row table:style-name="ro5">
          <table:table-cell office:value-type="string" table:style-name="ce10">
            <text:p><text:span text:style-name="T3"><text:s/></text:span>說明：1.本表村里數及鄰數係指設有戶籍之戶籍登記資料，非行政區域資料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39"/>
          <table:table-cell table:style-name="ce18"/>
          <table:table-cell office:value-type="string" table:style-name="ce38">
            <text:p>內政部戶政司 民國108年8月5日編製</text:p>
          </table:table-cell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3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3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8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3">
          <table:table-cell table:number-columns-repeated="16384"/>
        </table:table-row>
      </table:table>
      <table:named-expressions>
        <table:named-expression table:name="\a" table:expression="of:=[.#REF!]" table:base-cell-address="02性比例等-年月別.$A$1"/>
        <table:named-expression table:name="\b" table:expression="of:=[.#REF!]" table:base-cell-address="02性比例等-年月別.$A$1"/>
        <table:named-expression table:name="NAME" table:expression="of:=[.#REF!]" table:base-cell-address="02性比例等-年月別.$A$1"/>
        <table:named-expression table:name="P_1" table:expression="of:=[.#REF!]" table:base-cell-address="02性比例等-年月別.$A$1"/>
        <table:named-expression table:name="P_11" table:expression="of:=[.#REF!]" table:base-cell-address="02性比例等-年月別.$A$1"/>
        <table:named-expression table:name="P_2" table:expression="of:=[.#REF!]" table:base-cell-address="02性比例等-年月別.$A$1"/>
        <table:named-expression table:name="Print_Area" table:expression="of:=[.#REF!]" table:base-cell-address="02性比例等-年月別.$A$1"/>
        <table:named-expression table:name="PRINT_AREA_MI" table:expression="of:=[.#REF!]" table:base-cell-address="02性比例等-年月別.$A$1"/>
        <table:named-expression table:name="rd_rf_f_97y_9802_data" table:expression="of:=[.#REF!]" table:base-cell-address="02性比例等-年月別.$A$1"/>
        <table:named-expression table:name="rd_rg_f_84y_97y_data" table:expression="of:=[.#REF!]" table:base-cell-address="02性比例等-年月別.$A$1"/>
        <table:named-expression table:name="rd_rg_f_9805_data" table:expression="of:=[.#REF!]" table:base-cell-address="02性比例等-年月別.$A$1"/>
        <table:named-expression table:name="rd_rg_f_9806_data" table:expression="of:=[.#REF!]" table:base-cell-address="02性比例等-年月別.$A$1"/>
        <table:named-expression table:name="rd_rg_f_9807_data" table:expression="of:=[.#REF!]" table:base-cell-address="02性比例等-年月別.$A$1"/>
        <table:named-expression table:name="rd_rg_f_9808_data" table:expression="of:=[.#REF!]" table:base-cell-address="02性比例等-年月別.$A$1"/>
        <table:named-expression table:name="rd_rg_f_98y_9803_data" table:expression="of:=[.#REF!]" table:base-cell-address="02性比例等-年月別.$A$1"/>
        <table:named-expression table:name="rd_rg_f_98y_9804_data" table:expression="of:=[.#REF!]" table:base-cell-address="02性比例等-年月別.$A$1"/>
        <table:named-expression table:name="rd_rg_q_84y_97y_data" table:expression="of:=[.#REF!]" table:base-cell-address="02性比例等-年月別.$A$1"/>
        <table:named-expression table:name="rd_rg_q_97y_9802_data" table:expression="of:=[.#REF!]" table:base-cell-address="02性比例等-年月別.$A$1"/>
        <table:named-expression table:name="rd_rg_q_9805_data" table:expression="of:=[.#REF!]" table:base-cell-address="02性比例等-年月別.$A$1"/>
        <table:named-expression table:name="rd_rg_q_9806_data" table:expression="of:=[.#REF!]" table:base-cell-address="02性比例等-年月別.$A$1"/>
        <table:named-expression table:name="rd_rg_q_9807_data" table:expression="of:=[.#REF!]" table:base-cell-address="02性比例等-年月別.$A$1"/>
        <table:named-expression table:name="rd_rg_q_9808_data" table:expression="of:=[.#REF!]" table:base-cell-address="02性比例等-年月別.$A$1"/>
        <table:named-expression table:name="rd_rg_q_98y_9803_data" table:expression="of:=[.#REF!]" table:base-cell-address="02性比例等-年月別.$A$1"/>
        <table:named-expression table:name="rd_rg_q_98y_9804_data" table:expression="of:=[.#REF!]" table:base-cell-address="02性比例等-年月別.$A$1"/>
        <table:named-expression table:name="rd_rg_q9607" table:expression="of:=[.#REF!]" table:base-cell-address="02性比例等-年月別.$A$1"/>
        <table:named-expression table:name="rd_t_84y_97y_data" table:expression="of:=[.#REF!]" table:base-cell-address="02性比例等-年月別.$A$1"/>
        <table:named-expression table:name="rd_t_97y_9802_data" table:expression="of:=[.#REF!]" table:base-cell-address="02性比例等-年月別.$A$1"/>
        <table:named-expression table:name="rd_t_9805_data" table:expression="of:=[.#REF!]" table:base-cell-address="02性比例等-年月別.$A$1"/>
        <table:named-expression table:name="rd_t_9806_data" table:expression="of:=[.#REF!]" table:base-cell-address="02性比例等-年月別.$A$1"/>
        <table:named-expression table:name="rd_t_9807_data" table:expression="of:=[.#REF!]" table:base-cell-address="02性比例等-年月別.$A$1"/>
        <table:named-expression table:name="rd_t_9808_data" table:expression="of:=[.#REF!]" table:base-cell-address="02性比例等-年月別.$A$1"/>
        <table:named-expression table:name="rd_t_98y_9803_data" table:expression="of:=[.#REF!]" table:base-cell-address="02性比例等-年月別.$A$1"/>
        <table:named-expression table:name="rd_t_98y_9804_data" table:expression="of:=[.#REF!]" table:base-cell-address="02性比例等-年月別.$A$1"/>
        <table:named-expression table:name="rd_t9607" table:expression="of:=[.#REF!]" table:base-cell-address="02性比例等-年月別.$A$1"/>
        <table:named-expression table:name="月底人口數" table:expression="of:=[.#REF!]" table:base-cell-address="02性比例等-年月別.$A$1"/>
        <table:named-expression table:name="出生" table:expression="of:=[.#REF!]" table:base-cell-address="02性比例等-年月別.$A$1"/>
        <table:named-expression table:name="死亡" table:expression="of:=[.#REF!]" table:base-cell-address="02性比例等-年月別.$A$1"/>
        <table:named-expression table:name="結婚" table:expression="of:=[.#REF!]" table:base-cell-address="02性比例等-年月別.$A$1"/>
        <table:named-expression table:name="鄰數戶數" table:expression="of:=[.#REF!]" table:base-cell-address="02性比例等-年月別.$A$1"/>
        <table:named-expression table:name="離婚" table:expression="of:=[.#REF!]" table:base-cell-address="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">
      <number:number number:decimal-places="2" number:min-integer-digits="1"/>
      <number:text> </number:text>
    </number:number-style>
    <number:number-style style:name="N50P0">
      <number:text>   </number:text>
      <number:number number:decimal-places="2" number:min-integer-digits="1" number:grouping="true"/>
    </number:number-style>
    <number:number-style style:name="N50P1">
      <number:text>－</number:text>
      <number:number number:decimal-places="2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4" number:min-integer-digits="1" number:grouping="true"/>
    </number:number-style>
    <number:number-style style:name="N52P1">
      <number:text>－</number:text>
      <number:number number:decimal-places="4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     －</number:text>
      <number:number number:decimal-places="2" number:min-integer-digits="1" number:grouping="true"/>
    </number:number-style>
    <number:text-style style:name="N53">
      <number:text>0.00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text>   </number:text>
      <number:number number:decimal-places="4" number:min-integer-digits="1" number:grouping="true"/>
    </number:number-style>
    <number:number-style style:name="N58P1">
      <number:text>－</number:text>
      <number:number number:decimal-places="4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2" number:min-integer-digits="1" number:grouping="true"/>
    </number:number-style>
    <number:number-style style:name="N60P1">
      <number:text>－</number:text>
      <number:number number:decimal-places="2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2P2">
      <number:text> - </number:text>
    </number:text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P0">
      <number:number number:decimal-places="2" number:min-integer-digits="1" number:grouping="true"/>
    </number:number-style>
    <number:number-style style:name="N63P1">
      <number:text>   －</number:text>
      <number:number number:decimal-places="2" number:min-integer-digits="1" number:grouping="true"/>
    </number:number-style>
    <number:text-style style:name="N63">
      <number:text>－</number:text>
      <style:map style:condition="value()&gt;0" style:apply-style-name="N63P0"/>
      <style:map style:condition="value()&lt;0" style:apply-style-name="N63P1"/>
    </number:text-style>
    <number:number-style style:name="N64P0">
      <number:number number:decimal-places="2" number:min-integer-digits="1" number:grouping="true"/>
    </number:number-style>
    <number:number-style style:name="N64P1">
      <number:text>－   </number:text>
      <number:number number:decimal-places="2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number number:decimal-places="2" number:min-integer-digits="1" number:grouping="true"/>
    </number:number-style>
    <number:number-style style:name="N65P1">
      <number:text>    －</number:text>
      <number:number number:decimal-places="2" number:min-integer-digits="1" number:grouping="true"/>
    </number:number-style>
    <number:text-style style:name="N65">
      <number:text>－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 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4" number:min-integer-digits="1" number:grouping="true"/>
    </number:number-style>
    <number:number-style style:name="N67">
      <number:text>-</number:text>
      <number:number number:decimal-places="4" number:min-integer-digits="1" number:grouping="true"/>
      <style:map style:condition="value()&gt;=0" style:apply-style-name="N67P0"/>
    </number:number-style>
    <number:number-style style:name="N68P0">
      <number:number number:decimal-places="0" number:min-integer-digits="1" number:grouping="true">
        <number:embedded-text number:position="0"> </number:embedded-text>
      </number:number>
    </number:number-style>
    <number:number-style style:name="N6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8">
      <number:text>— </number:text>
      <style:map style:condition="value()&gt;0" style:apply-style-name="N68P0"/>
      <style:map style:condition="value()&lt;0" style:apply-style-name="N6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5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61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2"/>
    <style:style style:name="_21315__20998__20301__91_0_93__32_5" style:display-name="千分位[0] 5" style:family="table-cell" style:data-style-name="N33"/>
    <style:style style:name="_21315__20998__20301__91_0_93__96-09" style:display-name="千分位[0]_96-09" style:family="table-cell" style:data-style-name="N5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8-06T10:33:58Z</dc:date>
    <meta:print-date>2019-08-05T09:00:30Z</meta:print-date>
  </office:meta>
</office:document-meta>
</file>